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9.6177in" svg:height="7.4087in" svg:x="0.0429in" svg:y="0.7114in">
            <draw:object draw:notify-on-update-of-ranges="Sheet1.A1:Sheet1.A1 Sheet1.B1:Sheet1.EO1 Sheet1.A2:Sheet1.A2 Sheet1.B2:Sheet1.EO2 Sheet1.A3:Sheet1.A3 Sheet1.B3:Sheet1.EO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number-columns-repeated="3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3" table:number-columns-repeated="2" table:default-cell-style-name="Default"/>
        <table:table-column table:style-name="co6" table:number-columns-repeated="3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16"/>
        </table:table-row>
        <table:table-row table:style-name="ro1">
          <table:table-cell office:value-type="string">
            <text:p>3EYC</text:p>
          </table:table-cell>
          <table:table-cell office:value-type="float" office:value="0">
            <text:p>0</text:p>
          </table:table-cell>
          <table:table-cell office:value-type="float" office:value="0.049282103859">
            <text:p>0.0492821039</text:p>
          </table:table-cell>
          <table:table-cell office:value-type="float" office:value="-0.00522424799987">
            <text:p>-0.005224248</text:p>
          </table:table-cell>
          <table:table-cell office:value-type="float" office:value="-0.502572074009">
            <text:p>-0.502572074</text:p>
          </table:table-cell>
          <table:table-cell table:style-name="ce1" office:value-type="string">
            <text:p>5.44260577714e-17</text:p>
          </table:table-cell>
          <table:table-cell office:value-type="float" office:value="1.49521841121">
            <text:p>1.4952184112</text:p>
          </table:table-cell>
          <table:table-cell office:value-type="float" office:value="12.3347624851">
            <text:p>12.3347624851</text:p>
          </table:table-cell>
          <table:table-cell office:value-type="float" office:value="18.6746518977">
            <text:p>18.6746518977</text:p>
          </table:table-cell>
          <table:table-cell office:value-type="float" office:value="35.7388502403">
            <text:p>35.7388502403</text:p>
          </table:table-cell>
          <table:table-cell office:value-type="float" office:value="19.5011796578">
            <text:p>19.5011796578</text:p>
          </table:table-cell>
          <table:table-cell office:value-type="float" office:value="15.493804486">
            <text:p>15.493804486</text:p>
          </table:table-cell>
          <table:table-cell office:value-type="float" office:value="9.96856334334">
            <text:p>9.9685633433</text:p>
          </table:table-cell>
          <table:table-cell office:value-type="float" office:value="0.393915939224">
            <text:p>0.3939159392</text:p>
          </table:table-cell>
          <table:table-cell office:value-type="float" office:value="0.744385146955">
            <text:p>0.744385147</text:p>
          </table:table-cell>
          <table:table-cell office:value-type="float" office:value="0.238642251189">
            <text:p>0.2386422512</text:p>
          </table:table-cell>
          <table:table-cell office:value-type="float" office:value="0.441925105281">
            <text:p>0.4419251053</text:p>
          </table:table-cell>
          <table:table-cell office:value-type="float" office:value="1.24192082857">
            <text:p>1.2419208286</text:p>
          </table:table-cell>
          <table:table-cell office:value-type="float" office:value="0.205474823993">
            <text:p>0.205474824</text:p>
          </table:table-cell>
          <table:table-cell office:value-type="float" office:value="0.217695722743">
            <text:p>0.2176957227</text:p>
          </table:table-cell>
          <table:table-cell office:value-type="float" office:value="-0.164283679428">
            <text:p>-0.1642836794</text:p>
          </table:table-cell>
          <table:table-cell office:value-type="float" office:value="0.109830509458">
            <text:p>0.1098305095</text:p>
          </table:table-cell>
          <table:table-cell office:value-type="float" office:value="15.3619307112">
            <text:p>15.3619307112</text:p>
          </table:table-cell>
          <table:table-cell office:value-type="float" office:value="0.762921149653">
            <text:p>0.7629211497</text:p>
          </table:table-cell>
          <table:table-cell office:value-type="float" office:value="0.693688660762">
            <text:p>0.6936886608</text:p>
          </table:table-cell>
          <table:table-cell office:value-type="float" office:value="25.9674313157">
            <text:p>25.9674313157</text:p>
          </table:table-cell>
          <table:table-cell office:value-type="float" office:value="20.6955678666">
            <text:p>20.6955678666</text:p>
          </table:table-cell>
          <table:table-cell office:value-type="float" office:value="2.99153328242">
            <text:p>2.9915332824</text:p>
          </table:table-cell>
          <table:table-cell office:value-type="float" office:value="1.12402619329">
            <text:p>1.1240261933</text:p>
          </table:table-cell>
          <table:table-cell office:value-type="float" office:value="0.117451377681">
            <text:p>0.1174513777</text:p>
          </table:table-cell>
          <table:table-cell office:value-type="float" office:value="0.799976885373">
            <text:p>0.7999768854</text:p>
          </table:table-cell>
          <table:table-cell office:value-type="float" office:value="0.485737556234">
            <text:p>0.4857375562</text:p>
          </table:table-cell>
          <table:table-cell office:value-type="float" office:value="7.33151262181">
            <text:p>7.3315126218</text:p>
          </table:table-cell>
          <table:table-cell office:value-type="float" office:value="7.49781292537">
            <text:p>7.4978129254</text:p>
          </table:table-cell>
          <table:table-cell office:value-type="float" office:value="-0.176601251064">
            <text:p>-0.1766012511</text:p>
          </table:table-cell>
          <table:table-cell office:value-type="float" office:value="-0.445691987805">
            <text:p>-0.4456919878</text:p>
          </table:table-cell>
          <table:table-cell office:value-type="float" office:value="-0.464515775539">
            <text:p>-0.4645157755</text:p>
          </table:table-cell>
          <table:table-cell office:value-type="float" office:value="7.58640088722">
            <text:p>7.5864008872</text:p>
          </table:table-cell>
          <table:table-cell office:value-type="float" office:value="18.5437822991">
            <text:p>18.5437822991</text:p>
          </table:table-cell>
          <table:table-cell office:value-type="float" office:value="0.995008525911">
            <text:p>0.9950085259</text:p>
          </table:table-cell>
          <table:table-cell office:value-type="float" office:value="0.760739826423">
            <text:p>0.7607398264</text:p>
          </table:table-cell>
          <table:table-cell office:value-type="float" office:value="1.0659531145">
            <text:p>1.0659531145</text:p>
          </table:table-cell>
          <table:table-cell office:value-type="float" office:value="16.1650595492">
            <text:p>16.1650595492</text:p>
          </table:table-cell>
          <table:table-cell office:value-type="float" office:value="16.5596768195">
            <text:p>16.5596768195</text:p>
          </table:table-cell>
          <table:table-cell office:value-type="float" office:value="1.64842823196">
            <text:p>1.648428232</text:p>
          </table:table-cell>
          <table:table-cell office:value-type="float" office:value="0.497817911599">
            <text:p>0.4978179116</text:p>
          </table:table-cell>
          <table:table-cell office:value-type="float" office:value="0.34862153662">
            <text:p>0.3486215366</text:p>
          </table:table-cell>
          <table:table-cell office:value-type="float" office:value="0.0304217290894">
            <text:p>0.0304217291</text:p>
          </table:table-cell>
          <table:table-cell office:value-type="float" office:value="-0.476608560872">
            <text:p>-0.4766085609</text:p>
          </table:table-cell>
          <table:table-cell office:value-type="float" office:value="0.12463256915">
            <text:p>0.1246325692</text:p>
          </table:table-cell>
          <table:table-cell office:value-type="float" office:value="0.313819269219">
            <text:p>0.3138192692</text:p>
          </table:table-cell>
          <table:table-cell office:value-type="float" office:value="0.368331395394">
            <text:p>0.3683313954</text:p>
          </table:table-cell>
          <table:table-cell office:value-type="float" office:value="-0.215893126291">
            <text:p>-0.2158931263</text:p>
          </table:table-cell>
          <table:table-cell office:value-type="float" office:value="0.363115286977">
            <text:p>0.363115287</text:p>
          </table:table-cell>
          <table:table-cell office:value-type="float" office:value="0.255611209113">
            <text:p>0.2556112091</text:p>
          </table:table-cell>
          <table:table-cell office:value-type="float" office:value="0.346317817656">
            <text:p>0.3463178177</text:p>
          </table:table-cell>
          <table:table-cell office:value-type="float" office:value="0.0469117829232">
            <text:p>0.0469117829</text:p>
          </table:table-cell>
          <table:table-cell office:value-type="float" office:value="12.1924031699">
            <text:p>12.1924031699</text:p>
          </table:table-cell>
          <table:table-cell office:value-type="float" office:value="0.645874528924">
            <text:p>0.6458745289</text:p>
          </table:table-cell>
          <table:table-cell office:value-type="float" office:value="0.0240744182867">
            <text:p>0.0240744183</text:p>
          </table:table-cell>
          <table:table-cell office:value-type="float" office:value="0.187443449732">
            <text:p>0.1874434497</text:p>
          </table:table-cell>
          <table:table-cell office:value-type="float" office:value="0.0438224479255">
            <text:p>0.0438224479</text:p>
          </table:table-cell>
          <table:table-cell office:value-type="float" office:value="0.336772701559">
            <text:p>0.3367727016</text:p>
          </table:table-cell>
          <table:table-cell office:value-type="float" office:value="-0.291053985525">
            <text:p>-0.2910539855</text:p>
          </table:table-cell>
          <table:table-cell office:value-type="float" office:value="-0.199532138436">
            <text:p>-0.1995321384</text:p>
          </table:table-cell>
          <table:table-cell office:value-type="float" office:value="14.0847248888">
            <text:p>14.0847248888</text:p>
          </table:table-cell>
          <table:table-cell office:value-type="float" office:value="11.9242836018">
            <text:p>11.9242836018</text:p>
          </table:table-cell>
          <table:table-cell office:value-type="float" office:value="0.985080388266">
            <text:p>0.9850803883</text:p>
          </table:table-cell>
          <table:table-cell office:value-type="float" office:value="0.25191283124">
            <text:p>0.2519128312</text:p>
          </table:table-cell>
          <table:table-cell office:value-type="float" office:value="0.29698317638">
            <text:p>0.2969831764</text:p>
          </table:table-cell>
          <table:table-cell office:value-type="float" office:value="-0.080414396825">
            <text:p>-0.0804143968</text:p>
          </table:table-cell>
          <table:table-cell office:value-type="float" office:value="-0.410386533415">
            <text:p>-0.4103865334</text:p>
          </table:table-cell>
          <table:table-cell office:value-type="float" office:value="-0.331663444239">
            <text:p>-0.3316634442</text:p>
          </table:table-cell>
          <table:table-cell office:value-type="float" office:value="0.491478337782">
            <text:p>0.4914783378</text:p>
          </table:table-cell>
          <table:table-cell office:value-type="float" office:value="14.096458547">
            <text:p>14.096458547</text:p>
          </table:table-cell>
          <table:table-cell office:value-type="float" office:value="30.0716247126">
            <text:p>30.0716247126</text:p>
          </table:table-cell>
          <table:table-cell office:value-type="float" office:value="14.9580284131">
            <text:p>14.9580284131</text:p>
          </table:table-cell>
          <table:table-cell office:value-type="float" office:value="11.2170062811">
            <text:p>11.2170062811</text:p>
          </table:table-cell>
          <table:table-cell office:value-type="float" office:value="-0.072910520424">
            <text:p>-0.0729105204</text:p>
          </table:table-cell>
          <table:table-cell office:value-type="float" office:value="-0.293072274301">
            <text:p>-0.2930722743</text:p>
          </table:table-cell>
          <table:table-cell office:value-type="float" office:value="0.882426798475">
            <text:p>0.8824267985</text:p>
          </table:table-cell>
          <table:table-cell office:value-type="float" office:value="0.346327765708">
            <text:p>0.3463277657</text:p>
          </table:table-cell>
          <table:table-cell office:value-type="float" office:value="25.5798430712">
            <text:p>25.5798430712</text:p>
          </table:table-cell>
          <table:table-cell office:value-type="float" office:value="-0.162623784674">
            <text:p>-0.1626237847</text:p>
          </table:table-cell>
          <table:table-cell office:value-type="float" office:value="0.0324752529091">
            <text:p>0.0324752529</text:p>
          </table:table-cell>
          <table:table-cell office:value-type="float" office:value="14.0514259505">
            <text:p>14.0514259505</text:p>
          </table:table-cell>
          <table:table-cell office:value-type="float" office:value="0.718854027467">
            <text:p>0.7188540275</text:p>
          </table:table-cell>
          <table:table-cell office:value-type="float" office:value="1.08921387784">
            <text:p>1.0892138778</text:p>
          </table:table-cell>
          <table:table-cell office:value-type="float" office:value="15.9877404044">
            <text:p>15.9877404044</text:p>
          </table:table-cell>
          <table:table-cell office:value-type="float" office:value="35.1978296697">
            <text:p>35.1978296697</text:p>
          </table:table-cell>
          <table:table-cell office:value-type="float" office:value="15.8229644496">
            <text:p>15.8229644496</text:p>
          </table:table-cell>
          <table:table-cell office:value-type="float" office:value="1.03278795112">
            <text:p>1.0327879511</text:p>
          </table:table-cell>
          <table:table-cell office:value-type="float" office:value="-0.452462450391">
            <text:p>-0.4524624504</text:p>
          </table:table-cell>
          <table:table-cell office:value-type="float" office:value="0.0514959969953">
            <text:p>0.051495997</text:p>
          </table:table-cell>
          <table:table-cell office:value-type="float" office:value="0.393091579732">
            <text:p>0.3930915797</text:p>
          </table:table-cell>
          <table:table-cell office:value-type="float" office:value="0.0729710813221">
            <text:p>0.0729710813</text:p>
          </table:table-cell>
          <table:table-cell office:value-type="float" office:value="-0.160943529759">
            <text:p>-0.1609435298</text:p>
          </table:table-cell>
          <table:table-cell office:value-type="float" office:value="0.103054729921">
            <text:p>0.1030547299</text:p>
          </table:table-cell>
          <table:table-cell office:value-type="float" office:value="0.350321458999">
            <text:p>0.350321459</text:p>
          </table:table-cell>
          <table:table-cell office:value-type="float" office:value="0.787232583694">
            <text:p>0.7872325837</text:p>
          </table:table-cell>
          <table:table-cell office:value-type="float" office:value="10.229482835">
            <text:p>10.229482835</text:p>
          </table:table-cell>
          <table:table-cell office:value-type="float" office:value="0.297801916475">
            <text:p>0.2978019165</text:p>
          </table:table-cell>
          <table:table-cell office:value-type="float" office:value="18.6270352694">
            <text:p>18.6270352694</text:p>
          </table:table-cell>
          <table:table-cell office:value-type="float" office:value="0.550482477114">
            <text:p>0.5504824771</text:p>
          </table:table-cell>
          <table:table-cell office:value-type="float" office:value="11.2590456805">
            <text:p>11.2590456805</text:p>
          </table:table-cell>
          <table:table-cell office:value-type="float" office:value="0.678876944003">
            <text:p>0.678876944</text:p>
          </table:table-cell>
          <table:table-cell office:value-type="float" office:value="0.644271994161">
            <text:p>0.6442719942</text:p>
          </table:table-cell>
          <table:table-cell office:value-type="float" office:value="0.23238691175">
            <text:p>0.2323869118</text:p>
          </table:table-cell>
          <table:table-cell office:value-type="float" office:value="23.3189605575">
            <text:p>23.3189605575</text:p>
          </table:table-cell>
          <table:table-cell office:value-type="float" office:value="22.9902365784">
            <text:p>22.9902365784</text:p>
          </table:table-cell>
          <table:table-cell office:value-type="float" office:value="11.6120235147">
            <text:p>11.6120235147</text:p>
          </table:table-cell>
          <table:table-cell office:value-type="float" office:value="0.174014066725">
            <text:p>0.1740140667</text:p>
          </table:table-cell>
          <table:table-cell office:value-type="float" office:value="24.2914153472">
            <text:p>24.2914153472</text:p>
          </table:table-cell>
          <table:table-cell office:value-type="float" office:value="-0.215151266728">
            <text:p>-0.2151512667</text:p>
          </table:table-cell>
          <table:table-cell office:value-type="float" office:value="12.6908005718">
            <text:p>12.6908005718</text:p>
          </table:table-cell>
          <table:table-cell office:value-type="float" office:value="24.1491233826">
            <text:p>24.1491233826</text:p>
          </table:table-cell>
          <table:table-cell office:value-type="float" office:value="0.211432776459">
            <text:p>0.2114327765</text:p>
          </table:table-cell>
          <table:table-cell office:value-type="float" office:value="-0.440808331806">
            <text:p>-0.4408083318</text:p>
          </table:table-cell>
          <table:table-cell office:value-type="float" office:value="0.258015367505">
            <text:p>0.2580153675</text:p>
          </table:table-cell>
          <table:table-cell office:value-type="float" office:value="0.868219642622">
            <text:p>0.8682196426</text:p>
          </table:table-cell>
          <table:table-cell office:value-type="float" office:value="0.113013058125">
            <text:p>0.1130130581</text:p>
          </table:table-cell>
          <table:table-cell office:value-type="float" office:value="-0.368955826809">
            <text:p>-0.3689558268</text:p>
          </table:table-cell>
          <table:table-cell office:value-type="float" office:value="0.0297287236056">
            <text:p>0.0297287236</text:p>
          </table:table-cell>
          <table:table-cell office:value-type="float" office:value="8.27570609175">
            <text:p>8.2757060918</text:p>
          </table:table-cell>
          <table:table-cell office:value-type="float" office:value="-0.408313180495">
            <text:p>-0.4083131805</text:p>
          </table:table-cell>
          <table:table-cell office:value-type="float" office:value="-0.46967724581">
            <text:p>-0.4696772458</text:p>
          </table:table-cell>
          <table:table-cell office:value-type="float" office:value="18.4140981597">
            <text:p>18.4140981597</text:p>
          </table:table-cell>
          <table:table-cell office:value-type="float" office:value="0.00213017432455">
            <text:p>0.0021301743</text:p>
          </table:table-cell>
          <table:table-cell office:value-type="float" office:value="26.9871182775">
            <text:p>26.9871182775</text:p>
          </table:table-cell>
          <table:table-cell office:value-type="float" office:value="0.648952868379">
            <text:p>0.6489528684</text:p>
          </table:table-cell>
          <table:table-cell office:value-type="float" office:value="0.30473203874">
            <text:p>0.3047320387</text:p>
          </table:table-cell>
          <table:table-cell office:value-type="float" office:value="1.08720925668">
            <text:p>1.0872092567</text:p>
          </table:table-cell>
          <table:table-cell office:value-type="float" office:value="0.83222124573">
            <text:p>0.8322212457</text:p>
          </table:table-cell>
          <table:table-cell office:value-type="float" office:value="8.55979679903">
            <text:p>8.559796799</text:p>
          </table:table-cell>
          <table:table-cell office:value-type="float" office:value="15.0014806048">
            <text:p>15.0014806048</text:p>
          </table:table-cell>
          <table:table-cell office:value-type="float" office:value="8.16170888624">
            <text:p>8.1617088862</text:p>
          </table:table-cell>
          <table:table-cell office:value-type="float" office:value="24.5905525631">
            <text:p>24.5905525631</text:p>
          </table:table-cell>
          <table:table-cell office:value-type="float" office:value="9.87642510193">
            <text:p>9.8764251019</text:p>
          </table:table-cell>
          <table:table-cell office:value-type="float" office:value="10.0392377362">
            <text:p>10.0392377362</text:p>
          </table:table-cell>
          <table:table-cell office:value-type="float" office:value="5.81081431952">
            <text:p>5.8108143195</text:p>
          </table:table-cell>
          <table:table-cell office:value-type="float" office:value="5.38515532038">
            <text:p>5.3851553204</text:p>
          </table:table-cell>
          <table:table-cell office:value-type="float" office:value="2.75066452011">
            <text:p>2.7506645201</text:p>
          </table:table-cell>
          <table:table-cell office:value-type="float" office:value="0.701502978255">
            <text:p>0.7015029783</text:p>
          </table:table-cell>
          <table:table-cell office:value-type="float" office:value="0.478188148161">
            <text:p>0.4781881482</text:p>
          </table:table-cell>
          <table:table-cell office:value-type="float" office:value="-0.0926898343523">
            <text:p>-0.0926898344</text:p>
          </table:table-cell>
        </table:table-row>
        <table:table-row table:style-name="ro1">
          <table:table-cell office:value-type="string">
            <text:p>1XKI</text:p>
          </table:table-cell>
          <table:table-cell office:value-type="float" office:value="-0.148605357222">
            <text:p>-0.1486053572</text:p>
          </table:table-cell>
          <table:table-cell office:value-type="float" office:value="10.3115928265">
            <text:p>10.3115928265</text:p>
          </table:table-cell>
          <table:table-cell office:value-type="float" office:value="0.0937410018495">
            <text:p>0.0937410018</text:p>
          </table:table-cell>
          <table:table-cell office:value-type="float" office:value="-0.0317815820149">
            <text:p>-0.031781582</text:p>
          </table:table-cell>
          <table:table-cell office:value-type="float" office:value="0.0612979321101">
            <text:p>0.0612979321</text:p>
          </table:table-cell>
          <table:table-cell office:value-type="float" office:value="42.0750947625">
            <text:p>42.0750947625</text:p>
          </table:table-cell>
          <table:table-cell office:value-type="float" office:value="21.6311002175">
            <text:p>21.6311002175</text:p>
          </table:table-cell>
          <table:table-cell office:value-type="float" office:value="1.49638428921">
            <text:p>1.4963842892</text:p>
          </table:table-cell>
          <table:table-cell office:value-type="float" office:value="25.2050714204">
            <text:p>25.2050714204</text:p>
          </table:table-cell>
          <table:table-cell office:value-type="float" office:value="10.4509723264">
            <text:p>10.4509723264</text:p>
          </table:table-cell>
          <table:table-cell office:value-type="float" office:value="2.19836765832">
            <text:p>2.1983676583</text:p>
          </table:table-cell>
          <table:table-cell office:value-type="float" office:value="9.76018678939">
            <text:p>9.7601867894</text:p>
          </table:table-cell>
          <table:table-cell office:value-type="float" office:value="0.762783617375">
            <text:p>0.7627836174</text:p>
          </table:table-cell>
          <table:table-cell office:value-type="float" office:value="-0.446305983375">
            <text:p>-0.4463059834</text:p>
          </table:table-cell>
          <table:table-cell office:value-type="float" office:value="-0.0831397904269">
            <text:p>-0.0831397904</text:p>
          </table:table-cell>
          <table:table-cell office:value-type="float" office:value="0.198087235091">
            <text:p>0.1980872351</text:p>
          </table:table-cell>
          <table:table-cell office:value-type="float" office:value="0.688394541468">
            <text:p>0.6883945415</text:p>
          </table:table-cell>
          <table:table-cell office:value-type="float" office:value="14.7944751593">
            <text:p>14.7944751593</text:p>
          </table:table-cell>
          <table:table-cell office:value-type="float" office:value="8.47886893547">
            <text:p>8.4788689355</text:p>
          </table:table-cell>
          <table:table-cell office:value-type="float" office:value="8.26653845202">
            <text:p>8.266538452</text:p>
          </table:table-cell>
          <table:table-cell office:value-type="float" office:value="14.4324204102">
            <text:p>14.4324204102</text:p>
          </table:table-cell>
          <table:table-cell office:value-type="float" office:value="0.389648768508">
            <text:p>0.3896487685</text:p>
          </table:table-cell>
          <table:table-cell office:value-type="float" office:value="24.9857443547">
            <text:p>24.9857443547</text:p>
          </table:table-cell>
          <table:table-cell office:value-type="float" office:value="0.150713373345">
            <text:p>0.1507133733</text:p>
          </table:table-cell>
          <table:table-cell office:value-type="float" office:value="3.46271834714">
            <text:p>3.4627183471</text:p>
          </table:table-cell>
          <table:table-cell office:value-type="float" office:value="3.45338468604">
            <text:p>3.453384686</text:p>
          </table:table-cell>
          <table:table-cell office:value-type="float" office:value="-0.272633273573">
            <text:p>-0.2726332736</text:p>
          </table:table-cell>
          <table:table-cell office:value-type="float" office:value="-0.329689311484">
            <text:p>-0.3296893115</text:p>
          </table:table-cell>
          <table:table-cell office:value-type="float" office:value="-0.493197594389">
            <text:p>-0.4931975944</text:p>
          </table:table-cell>
          <table:table-cell office:value-type="float" office:value="15.9965207877">
            <text:p>15.9965207877</text:p>
          </table:table-cell>
          <table:table-cell office:value-type="float" office:value="14.43695981">
            <text:p>14.43695981</text:p>
          </table:table-cell>
          <table:table-cell office:value-type="float" office:value="0.816341387992">
            <text:p>0.816341388</text:p>
          </table:table-cell>
          <table:table-cell office:value-type="float" office:value="0.610639410259">
            <text:p>0.6106394103</text:p>
          </table:table-cell>
          <table:table-cell office:value-type="float" office:value="14.7934070564">
            <text:p>14.7934070564</text:p>
          </table:table-cell>
          <table:table-cell office:value-type="float" office:value="15.1454056477">
            <text:p>15.1454056477</text:p>
          </table:table-cell>
          <table:table-cell office:value-type="float" office:value="14.8408813234">
            <text:p>14.8408813234</text:p>
          </table:table-cell>
          <table:table-cell office:value-type="float" office:value="14.6972106198">
            <text:p>14.6972106198</text:p>
          </table:table-cell>
          <table:table-cell office:value-type="float" office:value="-0.376991992588">
            <text:p>-0.3769919926</text:p>
          </table:table-cell>
          <table:table-cell office:value-type="float" office:value="-0.0239632944011">
            <text:p>-0.0239632944</text:p>
          </table:table-cell>
          <table:table-cell office:value-type="float" office:value="-0.00369964808925">
            <text:p>-0.0036996481</text:p>
          </table:table-cell>
          <table:table-cell office:value-type="float" office:value="-0.0396527029771">
            <text:p>-0.039652703</text:p>
          </table:table-cell>
          <table:table-cell office:value-type="float" office:value="0.838051953668">
            <text:p>0.8380519537</text:p>
          </table:table-cell>
          <table:table-cell office:value-type="float" office:value="14.0249416748">
            <text:p>14.0249416748</text:p>
          </table:table-cell>
          <table:table-cell office:value-type="float" office:value="14.0966018291">
            <text:p>14.0966018291</text:p>
          </table:table-cell>
          <table:table-cell office:value-type="float" office:value="13.9177119664">
            <text:p>13.9177119664</text:p>
          </table:table-cell>
          <table:table-cell office:value-type="float" office:value="0.11796756964">
            <text:p>0.1179675696</text:p>
          </table:table-cell>
          <table:table-cell office:value-type="float" office:value="12.034989874">
            <text:p>12.034989874</text:p>
          </table:table-cell>
          <table:table-cell office:value-type="float" office:value="12.916712242">
            <text:p>12.916712242</text:p>
          </table:table-cell>
          <table:table-cell office:value-type="float" office:value="12.4735441826">
            <text:p>12.4735441826</text:p>
          </table:table-cell>
          <table:table-cell office:value-type="float" office:value="19.7800309415">
            <text:p>19.7800309415</text:p>
          </table:table-cell>
          <table:table-cell office:value-type="float" office:value="19.2292564449">
            <text:p>19.2292564449</text:p>
          </table:table-cell>
          <table:table-cell office:value-type="float" office:value="0.00149594281643">
            <text:p>0.0014959428</text:p>
          </table:table-cell>
          <table:table-cell office:value-type="float" office:value="9.38020884143">
            <text:p>9.3802088414</text:p>
          </table:table-cell>
          <table:table-cell office:value-type="float" office:value="0.00586076369448">
            <text:p>0.0058607637</text:p>
          </table:table-cell>
          <table:table-cell office:value-type="float" office:value="-0.182228882986">
            <text:p>-0.182228883</text:p>
          </table:table-cell>
          <table:table-cell office:value-type="float" office:value="29.9679338408">
            <text:p>29.9679338408</text:p>
          </table:table-cell>
          <table:table-cell office:value-type="float" office:value="10.3505607718">
            <text:p>10.3505607718</text:p>
          </table:table-cell>
          <table:table-cell office:value-type="float" office:value="1.49404243747">
            <text:p>1.4940424375</text:p>
          </table:table-cell>
          <table:table-cell office:value-type="float" office:value="0.296718292562">
            <text:p>0.2967182926</text:p>
          </table:table-cell>
          <table:table-cell office:value-type="float" office:value="0.0751286856331">
            <text:p>0.0751286856</text:p>
          </table:table-cell>
          <table:table-cell office:value-type="float" office:value="-0.220835264089">
            <text:p>-0.2208352641</text:p>
          </table:table-cell>
          <table:table-cell office:value-type="float" office:value="-0.294006253705">
            <text:p>-0.2940062537</text:p>
          </table:table-cell>
          <table:table-cell office:value-type="float" office:value="-0.335644179123">
            <text:p>-0.3356441791</text:p>
          </table:table-cell>
          <table:table-cell office:value-type="float" office:value="0.570221540465">
            <text:p>0.5702215405</text:p>
          </table:table-cell>
          <table:table-cell office:value-type="float" office:value="11.1551941502">
            <text:p>11.1551941502</text:p>
          </table:table-cell>
          <table:table-cell office:value-type="float" office:value="11.3005618698">
            <text:p>11.3005618698</text:p>
          </table:table-cell>
          <table:table-cell office:value-type="float" office:value="10.7193452128">
            <text:p>10.7193452128</text:p>
          </table:table-cell>
          <table:table-cell office:value-type="float" office:value="10.7916955853">
            <text:p>10.7916955853</text:p>
          </table:table-cell>
          <table:table-cell office:value-type="float" office:value="0.100711573628">
            <text:p>0.1007115736</text:p>
          </table:table-cell>
          <table:table-cell office:value-type="float" office:value="-0.135769059381">
            <text:p>-0.1357690594</text:p>
          </table:table-cell>
          <table:table-cell office:value-type="float" office:value="10.6591081205">
            <text:p>10.6591081205</text:p>
          </table:table-cell>
          <table:table-cell office:value-type="float" office:value="9.89872666343">
            <text:p>9.8987266634</text:p>
          </table:table-cell>
          <table:table-cell office:value-type="float" office:value="10.1866096036">
            <text:p>10.1866096036</text:p>
          </table:table-cell>
          <table:table-cell office:value-type="float" office:value="-0.181210337016">
            <text:p>-0.181210337</text:p>
          </table:table-cell>
          <table:table-cell office:value-type="float" office:value="0.429382915203">
            <text:p>0.4293829152</text:p>
          </table:table-cell>
          <table:table-cell office:value-type="float" office:value="18.2576406127">
            <text:p>18.2576406127</text:p>
          </table:table-cell>
          <table:table-cell office:value-type="float" office:value="19.7917414212">
            <text:p>19.7917414212</text:p>
          </table:table-cell>
          <table:table-cell office:value-type="float" office:value="0.202891379186">
            <text:p>0.2028913792</text:p>
          </table:table-cell>
          <table:table-cell office:value-type="float" office:value="24.7661490618">
            <text:p>24.7661490618</text:p>
          </table:table-cell>
          <table:table-cell office:value-type="float" office:value="3.24897855233">
            <text:p>3.2489785523</text:p>
          </table:table-cell>
          <table:table-cell office:value-type="float" office:value="0.379568655667">
            <text:p>0.3795686557</text:p>
          </table:table-cell>
          <table:table-cell office:value-type="float" office:value="0.48009493703">
            <text:p>0.480094937</text:p>
          </table:table-cell>
          <table:table-cell office:value-type="float" office:value="-0.407693370969">
            <text:p>-0.407693371</text:p>
          </table:table-cell>
          <table:table-cell office:value-type="float" office:value="-0.441054580513">
            <text:p>-0.4410545805</text:p>
          </table:table-cell>
          <table:table-cell office:value-type="float" office:value="-0.511189366495">
            <text:p>-0.5111893665</text:p>
          </table:table-cell>
          <table:table-cell office:value-type="float" office:value="0.00418024762448">
            <text:p>0.0041802476</text:p>
          </table:table-cell>
          <table:table-cell office:value-type="float" office:value="-0.410701448079">
            <text:p>-0.4107014481</text:p>
          </table:table-cell>
          <table:table-cell office:value-type="float" office:value="0.00265645920211">
            <text:p>0.0026564592</text:p>
          </table:table-cell>
          <table:table-cell office:value-type="float" office:value="1.25008640889">
            <text:p>1.2500864089</text:p>
          </table:table-cell>
          <table:table-cell office:value-type="float" office:value="0.675652380873">
            <text:p>0.6756523809</text:p>
          </table:table-cell>
          <table:table-cell office:value-type="float" office:value="9.09719326417">
            <text:p>9.0971932642</text:p>
          </table:table-cell>
          <table:table-cell office:value-type="float" office:value="0.226733412904">
            <text:p>0.2267334129</text:p>
          </table:table-cell>
          <table:table-cell office:value-type="float" office:value="0.511579282835">
            <text:p>0.5115792828</text:p>
          </table:table-cell>
          <table:table-cell office:value-type="float" office:value="28.2009472838">
            <text:p>28.2009472838</text:p>
          </table:table-cell>
          <table:table-cell office:value-type="float" office:value="8.99484753971">
            <text:p>8.9948475397</text:p>
          </table:table-cell>
          <table:table-cell office:value-type="float" office:value="0.19921531531">
            <text:p>0.1992153153</text:p>
          </table:table-cell>
          <table:table-cell office:value-type="float" office:value="24.5953061659">
            <text:p>24.5953061659</text:p>
          </table:table-cell>
          <table:table-cell office:value-type="float" office:value="24.0918393774">
            <text:p>24.0918393774</text:p>
          </table:table-cell>
          <table:table-cell office:value-type="float" office:value="12.1085267527">
            <text:p>12.1085267527</text:p>
          </table:table-cell>
          <table:table-cell office:value-type="float" office:value="0.318280791659">
            <text:p>0.3182807917</text:p>
          </table:table-cell>
          <table:table-cell office:value-type="float" office:value="0.385648418461">
            <text:p>0.3856484185</text:p>
          </table:table-cell>
          <table:table-cell office:value-type="float" office:value="0.170036802349">
            <text:p>0.1700368023</text:p>
          </table:table-cell>
          <table:table-cell office:value-type="float" office:value="0.169721856824">
            <text:p>0.1697218568</text:p>
          </table:table-cell>
          <table:table-cell office:value-type="float" office:value="0.29347282542">
            <text:p>0.2934728254</text:p>
          </table:table-cell>
          <table:table-cell office:value-type="float" office:value="0.25103117764">
            <text:p>0.2510311776</text:p>
          </table:table-cell>
          <table:table-cell office:value-type="float" office:value="0.006217092757">
            <text:p>0.0062170928</text:p>
          </table:table-cell>
          <table:table-cell office:value-type="float" office:value="10.0832781351">
            <text:p>10.0832781351</text:p>
          </table:table-cell>
          <table:table-cell office:value-type="float" office:value="0.502595641486">
            <text:p>0.5025956415</text:p>
          </table:table-cell>
          <table:table-cell office:value-type="float" office:value="-0.155897404919">
            <text:p>-0.1558974049</text:p>
          </table:table-cell>
          <table:table-cell office:value-type="float" office:value="-0.131083536825">
            <text:p>-0.1310835368</text:p>
          </table:table-cell>
          <table:table-cell office:value-type="float" office:value="0.135169061195">
            <text:p>0.1351690612</text:p>
          </table:table-cell>
          <table:table-cell office:value-type="float" office:value="8.23992018103">
            <text:p>8.239920181</text:p>
          </table:table-cell>
          <table:table-cell office:value-type="float" office:value="-0.471171729602">
            <text:p>-0.4711717296</text:p>
          </table:table-cell>
          <table:table-cell office:value-type="float" office:value="-0.552828830131">
            <text:p>-0.5528288301</text:p>
          </table:table-cell>
          <table:table-cell office:value-type="float" office:value="1.12562104715">
            <text:p>1.1256210472</text:p>
          </table:table-cell>
          <table:table-cell office:value-type="float" office:value="-0.180101137731">
            <text:p>-0.1801011377</text:p>
          </table:table-cell>
          <table:table-cell office:value-type="float" office:value="10.2926775669">
            <text:p>10.2926775669</text:p>
          </table:table-cell>
          <table:table-cell office:value-type="float" office:value="0.267612835695">
            <text:p>0.2676128357</text:p>
          </table:table-cell>
          <table:table-cell office:value-type="float" office:value="0.446342523508">
            <text:p>0.4463425235</text:p>
          </table:table-cell>
          <table:table-cell office:value-type="float" office:value="0.914113379629">
            <text:p>0.9141133796</text:p>
          </table:table-cell>
          <table:table-cell office:value-type="float" office:value="0.707224962087">
            <text:p>0.7072249621</text:p>
          </table:table-cell>
          <table:table-cell office:value-type="float" office:value="9.77345664523">
            <text:p>9.7734566452</text:p>
          </table:table-cell>
          <table:table-cell office:value-type="float" office:value="9.9455414828">
            <text:p>9.9455414828</text:p>
          </table:table-cell>
          <table:table-cell office:value-type="float" office:value="9.95952114473">
            <text:p>9.9595211447</text:p>
          </table:table-cell>
          <table:table-cell office:value-type="float" office:value="0.916518422654">
            <text:p>0.9165184227</text:p>
          </table:table-cell>
          <table:table-cell office:value-type="float" office:value="0.129195184015">
            <text:p>0.129195184</text:p>
          </table:table-cell>
          <table:table-cell office:value-type="float" office:value="0.373241215782">
            <text:p>0.3732412158</text:p>
          </table:table-cell>
          <table:table-cell office:value-type="float" office:value="8.16897577509">
            <text:p>8.1689757751</text:p>
          </table:table-cell>
          <table:table-cell table:number-columns-repeated="16"/>
        </table:table-row>
        <table:table-row table:style-name="ro1">
          <table:table-cell office:value-type="string">
            <text:p>sum</text:p>
          </table:table-cell>
          <table:table-cell table:formula="of:=SUM([.B2:.B3])" office:value-type="float" office:value="-0.148605357222">
            <text:p>-0.1486053572</text:p>
          </table:table-cell>
          <table:table-cell table:formula="of:=SUM([.C2:.C3])" office:value-type="float" office:value="10.360874930359">
            <text:p>10.3608749304</text:p>
          </table:table-cell>
          <table:table-cell table:formula="of:=SUM([.D2:.D3])" office:value-type="float" office:value="0.08851675384963">
            <text:p>0.0885167538</text:p>
          </table:table-cell>
          <table:table-cell table:formula="of:=SUM([.E2:.E3])" office:value-type="float" office:value="-0.5343536560239">
            <text:p>-0.534353656</text:p>
          </table:table-cell>
          <table:table-cell table:formula="of:=SUM([.F2:.F3])" office:value-type="float" office:value="0.0612979321101">
            <text:p>0.0612979321</text:p>
          </table:table-cell>
          <table:table-cell table:formula="of:=SUM([.G2:.G3])" office:value-type="float" office:value="43.57031317371">
            <text:p>43.5703131737</text:p>
          </table:table-cell>
          <table:table-cell table:formula="of:=SUM([.H2:.H3])" office:value-type="float" office:value="33.9658627026">
            <text:p>33.9658627026</text:p>
          </table:table-cell>
          <table:table-cell table:formula="of:=SUM([.I2:.I3])" office:value-type="float" office:value="20.17103618691">
            <text:p>20.1710361869</text:p>
          </table:table-cell>
          <table:table-cell table:formula="of:=SUM([.J2:.J3])" office:value-type="float" office:value="60.9439216607">
            <text:p>60.9439216607</text:p>
          </table:table-cell>
          <table:table-cell table:formula="of:=SUM([.K2:.K3])" office:value-type="float" office:value="29.9521519842">
            <text:p>29.9521519842</text:p>
          </table:table-cell>
          <table:table-cell table:formula="of:=SUM([.L2:.L3])" office:value-type="float" office:value="17.69217214432">
            <text:p>17.6921721443</text:p>
          </table:table-cell>
          <table:table-cell table:formula="of:=SUM([.M2:.M3])" office:value-type="float" office:value="19.72875013273">
            <text:p>19.7287501327</text:p>
          </table:table-cell>
          <table:table-cell table:formula="of:=SUM([.N2:.N3])" office:value-type="float" office:value="1.156699556599">
            <text:p>1.1566995566</text:p>
          </table:table-cell>
          <table:table-cell table:formula="of:=SUM([.O2:.O3])" office:value-type="float" office:value="0.29807916358">
            <text:p>0.2980791636</text:p>
          </table:table-cell>
          <table:table-cell table:formula="of:=SUM([.P2:.P3])" office:value-type="float" office:value="0.1555024607621">
            <text:p>0.1555024608</text:p>
          </table:table-cell>
          <table:table-cell table:formula="of:=SUM([.Q2:.Q3])" office:value-type="float" office:value="0.640012340372">
            <text:p>0.6400123404</text:p>
          </table:table-cell>
          <table:table-cell table:formula="of:=SUM([.R2:.R3])" office:value-type="float" office:value="1.930315370038">
            <text:p>1.93031537</text:p>
          </table:table-cell>
          <table:table-cell table:formula="of:=SUM([.S2:.S3])" office:value-type="float" office:value="14.999949983293">
            <text:p>14.9999499833</text:p>
          </table:table-cell>
          <table:table-cell table:formula="of:=SUM([.T2:.T3])" office:value-type="float" office:value="8.696564658213">
            <text:p>8.6965646582</text:p>
          </table:table-cell>
          <table:table-cell table:formula="of:=SUM([.U2:.U3])" office:value-type="float" office:value="8.102254772592">
            <text:p>8.1022547726</text:p>
          </table:table-cell>
          <table:table-cell table:formula="of:=SUM([.V2:.V3])" office:value-type="float" office:value="14.542250919658">
            <text:p>14.5422509197</text:p>
          </table:table-cell>
          <table:table-cell table:formula="of:=SUM([.W2:.W3])" office:value-type="float" office:value="15.751579479708">
            <text:p>15.7515794797</text:p>
          </table:table-cell>
          <table:table-cell table:formula="of:=SUM([.X2:.X3])" office:value-type="float" office:value="25.748665504353">
            <text:p>25.7486655044</text:p>
          </table:table-cell>
          <table:table-cell table:formula="of:=SUM([.Y2:.Y3])" office:value-type="float" office:value="0.844402034107">
            <text:p>0.8444020341</text:p>
          </table:table-cell>
          <table:table-cell table:formula="of:=SUM([.Z2:.Z3])" office:value-type="float" office:value="29.43014966284">
            <text:p>29.4301496628</text:p>
          </table:table-cell>
          <table:table-cell table:formula="of:=SUM([.AA2:.AA3])" office:value-type="float" office:value="24.14895255264">
            <text:p>24.1489525526</text:p>
          </table:table-cell>
          <table:table-cell table:formula="of:=SUM([.AB2:.AB3])" office:value-type="float" office:value="2.718900008847">
            <text:p>2.7189000088</text:p>
          </table:table-cell>
          <table:table-cell table:formula="of:=SUM([.AC2:.AC3])" office:value-type="float" office:value="0.794336881806">
            <text:p>0.7943368818</text:p>
          </table:table-cell>
          <table:table-cell table:formula="of:=SUM([.AD2:.AD3])" office:value-type="float" office:value="-0.375746216708">
            <text:p>-0.3757462167</text:p>
          </table:table-cell>
          <table:table-cell table:formula="of:=SUM([.AE2:.AE3])" office:value-type="float" office:value="16.796497673073">
            <text:p>16.7964976731</text:p>
          </table:table-cell>
          <table:table-cell table:formula="of:=SUM([.AF2:.AF3])" office:value-type="float" office:value="14.922697366234">
            <text:p>14.9226973662</text:p>
          </table:table-cell>
          <table:table-cell table:formula="of:=SUM([.AG2:.AG3])" office:value-type="float" office:value="8.147854009802">
            <text:p>8.1478540098</text:p>
          </table:table-cell>
          <table:table-cell table:formula="of:=SUM([.AH2:.AH3])" office:value-type="float" office:value="8.108452335629">
            <text:p>8.1084523356</text:p>
          </table:table-cell>
          <table:table-cell table:formula="of:=SUM([.AI2:.AI3])" office:value-type="float" office:value="14.616805805336">
            <text:p>14.6168058053</text:p>
          </table:table-cell>
          <table:table-cell table:formula="of:=SUM([.AJ2:.AJ3])" office:value-type="float" office:value="14.699713659895">
            <text:p>14.6997136599</text:p>
          </table:table-cell>
          <table:table-cell table:formula="of:=SUM([.AK2:.AK3])" office:value-type="float" office:value="14.376365547861">
            <text:p>14.3763655479</text:p>
          </table:table-cell>
          <table:table-cell table:formula="of:=SUM([.AL2:.AL3])" office:value-type="float" office:value="22.28361150702">
            <text:p>22.283611507</text:p>
          </table:table-cell>
          <table:table-cell table:formula="of:=SUM([.AM2:.AM3])" office:value-type="float" office:value="18.166790306512">
            <text:p>18.1667903065</text:p>
          </table:table-cell>
          <table:table-cell table:formula="of:=SUM([.AN2:.AN3])" office:value-type="float" office:value="0.9710452315099">
            <text:p>0.9710452315</text:p>
          </table:table-cell>
          <table:table-cell table:formula="of:=SUM([.AO2:.AO3])" office:value-type="float" office:value="0.75704017833375">
            <text:p>0.7570401783</text:p>
          </table:table-cell>
          <table:table-cell table:formula="of:=SUM([.AP2:.AP3])" office:value-type="float" office:value="1.0263004115229">
            <text:p>1.0263004115</text:p>
          </table:table-cell>
          <table:table-cell table:formula="of:=SUM([.AQ2:.AQ3])" office:value-type="float" office:value="17.003111502868">
            <text:p>17.0031115029</text:p>
          </table:table-cell>
          <table:table-cell table:formula="of:=SUM([.AR2:.AR3])" office:value-type="float" office:value="30.5846184943">
            <text:p>30.5846184943</text:p>
          </table:table-cell>
          <table:table-cell table:formula="of:=SUM([.AS2:.AS3])" office:value-type="float" office:value="15.74503006106">
            <text:p>15.7450300611</text:p>
          </table:table-cell>
          <table:table-cell table:formula="of:=SUM([.AT2:.AT3])" office:value-type="float" office:value="14.415529877999">
            <text:p>14.415529878</text:p>
          </table:table-cell>
          <table:table-cell table:formula="of:=SUM([.AU2:.AU3])" office:value-type="float" office:value="0.46658910626">
            <text:p>0.4665891063</text:p>
          </table:table-cell>
          <table:table-cell table:formula="of:=SUM([.AV2:.AV3])" office:value-type="float" office:value="12.0654116030894">
            <text:p>12.0654116031</text:p>
          </table:table-cell>
          <table:table-cell table:formula="of:=SUM([.AW2:.AW3])" office:value-type="float" office:value="12.440103681128">
            <text:p>12.4401036811</text:p>
          </table:table-cell>
          <table:table-cell table:formula="of:=SUM([.AX2:.AX3])" office:value-type="float" office:value="12.59817675175">
            <text:p>12.5981767518</text:p>
          </table:table-cell>
          <table:table-cell table:formula="of:=SUM([.AY2:.AY3])" office:value-type="float" office:value="20.093850210719">
            <text:p>20.0938502107</text:p>
          </table:table-cell>
          <table:table-cell table:formula="of:=SUM([.AZ2:.AZ3])" office:value-type="float" office:value="19.597587840294">
            <text:p>19.5975878403</text:p>
          </table:table-cell>
          <table:table-cell table:formula="of:=SUM([.BA2:.BA3])" office:value-type="float" office:value="-0.21439718347457">
            <text:p>-0.2143971835</text:p>
          </table:table-cell>
          <table:table-cell table:formula="of:=SUM([.BB2:.BB3])" office:value-type="float" office:value="9.743324128407">
            <text:p>9.7433241284</text:p>
          </table:table-cell>
          <table:table-cell table:formula="of:=SUM([.BC2:.BC3])" office:value-type="float" office:value="0.26147197280748">
            <text:p>0.2614719728</text:p>
          </table:table-cell>
          <table:table-cell table:formula="of:=SUM([.BD2:.BD3])" office:value-type="float" office:value="0.16408893467">
            <text:p>0.1640889347</text:p>
          </table:table-cell>
          <table:table-cell table:formula="of:=SUM([.BE2:.BE3])" office:value-type="float" office:value="30.0148456237232">
            <text:p>30.0148456237</text:p>
          </table:table-cell>
          <table:table-cell table:formula="of:=SUM([.BF2:.BF3])" office:value-type="float" office:value="22.5429639417">
            <text:p>22.5429639417</text:p>
          </table:table-cell>
          <table:table-cell table:formula="of:=SUM([.BG2:.BG3])" office:value-type="float" office:value="2.139916966394">
            <text:p>2.1399169664</text:p>
          </table:table-cell>
          <table:table-cell table:formula="of:=SUM([.BH2:.BH3])" office:value-type="float" office:value="0.3207927108487">
            <text:p>0.3207927108</text:p>
          </table:table-cell>
          <table:table-cell table:formula="of:=SUM([.BI2:.BI3])" office:value-type="float" office:value="0.2625721353651">
            <text:p>0.2625721354</text:p>
          </table:table-cell>
          <table:table-cell table:formula="of:=SUM([.BJ2:.BJ3])" office:value-type="float" office:value="-0.1770128161635">
            <text:p>-0.1770128162</text:p>
          </table:table-cell>
          <table:table-cell table:formula="of:=SUM([.BK2:.BK3])" office:value-type="float" office:value="0.042766447854">
            <text:p>0.0427664479</text:p>
          </table:table-cell>
          <table:table-cell table:formula="of:=SUM([.BL2:.BL3])" office:value-type="float" office:value="-0.626698164648">
            <text:p>-0.6266981646</text:p>
          </table:table-cell>
          <table:table-cell table:formula="of:=SUM([.BM2:.BM3])" office:value-type="float" office:value="0.370689402029">
            <text:p>0.370689402</text:p>
          </table:table-cell>
          <table:table-cell table:formula="of:=SUM([.BN2:.BN3])" office:value-type="float" office:value="25.239919039">
            <text:p>25.239919039</text:p>
          </table:table-cell>
          <table:table-cell table:formula="of:=SUM([.BO2:.BO3])" office:value-type="float" office:value="23.2248454716">
            <text:p>23.2248454716</text:p>
          </table:table-cell>
          <table:table-cell table:formula="of:=SUM([.BP2:.BP3])" office:value-type="float" office:value="11.704425601066">
            <text:p>11.7044256011</text:p>
          </table:table-cell>
          <table:table-cell table:formula="of:=SUM([.BQ2:.BQ3])" office:value-type="float" office:value="11.04360841654">
            <text:p>11.0436084165</text:p>
          </table:table-cell>
          <table:table-cell table:formula="of:=SUM([.BR2:.BR3])" office:value-type="float" office:value="0.397694750008">
            <text:p>0.39769475</text:p>
          </table:table-cell>
          <table:table-cell table:formula="of:=SUM([.BS2:.BS3])" office:value-type="float" office:value="-0.216183456206">
            <text:p>-0.2161834562</text:p>
          </table:table-cell>
          <table:table-cell table:formula="of:=SUM([.BT2:.BT3])" office:value-type="float" office:value="10.248721587085">
            <text:p>10.2487215871</text:p>
          </table:table-cell>
          <table:table-cell table:formula="of:=SUM([.BU2:.BU3])" office:value-type="float" office:value="9.567063219191">
            <text:p>9.5670632192</text:p>
          </table:table-cell>
          <table:table-cell table:formula="of:=SUM([.BV2:.BV3])" office:value-type="float" office:value="10.678087941382">
            <text:p>10.6780879414</text:p>
          </table:table-cell>
          <table:table-cell table:formula="of:=SUM([.BW2:.BW3])" office:value-type="float" office:value="13.915248209984">
            <text:p>13.91524821</text:p>
          </table:table-cell>
          <table:table-cell table:formula="of:=SUM([.BX2:.BX3])" office:value-type="float" office:value="30.501007627803">
            <text:p>30.5010076278</text:p>
          </table:table-cell>
          <table:table-cell table:formula="of:=SUM([.BY2:.BY3])" office:value-type="float" office:value="33.2156690258">
            <text:p>33.2156690258</text:p>
          </table:table-cell>
          <table:table-cell table:formula="of:=SUM([.BZ2:.BZ3])" office:value-type="float" office:value="31.0087477023">
            <text:p>31.0087477023</text:p>
          </table:table-cell>
          <table:table-cell table:formula="of:=SUM([.CA2:.CA3])" office:value-type="float" office:value="0.129980858762">
            <text:p>0.1299808588</text:p>
          </table:table-cell>
          <table:table-cell table:formula="of:=SUM([.CB2:.CB3])" office:value-type="float" office:value="24.473076787499">
            <text:p>24.4730767875</text:p>
          </table:table-cell>
          <table:table-cell table:formula="of:=SUM([.CC2:.CC3])" office:value-type="float" office:value="4.131405350805">
            <text:p>4.1314053508</text:p>
          </table:table-cell>
          <table:table-cell table:formula="of:=SUM([.CD2:.CD3])" office:value-type="float" office:value="0.725896421375">
            <text:p>0.7258964214</text:p>
          </table:table-cell>
          <table:table-cell table:formula="of:=SUM([.CE2:.CE3])" office:value-type="float" office:value="26.05993800823">
            <text:p>26.0599380082</text:p>
          </table:table-cell>
          <table:table-cell table:formula="of:=SUM([.CF2:.CF3])" office:value-type="float" office:value="-0.570317155643">
            <text:p>-0.5703171556</text:p>
          </table:table-cell>
          <table:table-cell table:formula="of:=SUM([.CG2:.CG3])" office:value-type="float" office:value="-0.4085793276039">
            <text:p>-0.4085793276</text:p>
          </table:table-cell>
          <table:table-cell table:formula="of:=SUM([.CH2:.CH3])" office:value-type="float" office:value="13.540236584005">
            <text:p>13.540236584</text:p>
          </table:table-cell>
          <table:table-cell table:formula="of:=SUM([.CI2:.CI3])" office:value-type="float" office:value="0.72303427509148">
            <text:p>0.7230342751</text:p>
          </table:table-cell>
          <table:table-cell table:formula="of:=SUM([.CJ2:.CJ3])" office:value-type="float" office:value="0.678512429761">
            <text:p>0.6785124298</text:p>
          </table:table-cell>
          <table:table-cell table:formula="of:=SUM([.CK2:.CK3])" office:value-type="float" office:value="15.9903968636021">
            <text:p>15.9903968636</text:p>
          </table:table-cell>
          <table:table-cell table:formula="of:=SUM([.CL2:.CL3])" office:value-type="float" office:value="36.44791607859">
            <text:p>36.4479160786</text:p>
          </table:table-cell>
          <table:table-cell table:formula="of:=SUM([.CM2:.CM3])" office:value-type="float" office:value="16.498616830473">
            <text:p>16.4986168305</text:p>
          </table:table-cell>
          <table:table-cell table:formula="of:=SUM([.CN2:.CN3])" office:value-type="float" office:value="10.12998121529">
            <text:p>10.1299812153</text:p>
          </table:table-cell>
          <table:table-cell table:formula="of:=SUM([.CO2:.CO3])" office:value-type="float" office:value="-0.225729037487">
            <text:p>-0.2257290375</text:p>
          </table:table-cell>
          <table:table-cell table:formula="of:=SUM([.CP2:.CP3])" office:value-type="float" office:value="0.5630752798303">
            <text:p>0.5630752798</text:p>
          </table:table-cell>
          <table:table-cell table:formula="of:=SUM([.CQ2:.CQ3])" office:value-type="float" office:value="28.594038863532">
            <text:p>28.5940388635</text:p>
          </table:table-cell>
          <table:table-cell table:formula="of:=SUM([.CR2:.CR3])" office:value-type="float" office:value="9.0678186210321">
            <text:p>9.067818621</text:p>
          </table:table-cell>
          <table:table-cell table:formula="of:=SUM([.CS2:.CS3])" office:value-type="float" office:value="0.038271785551">
            <text:p>0.0382717856</text:p>
          </table:table-cell>
          <table:table-cell table:formula="of:=SUM([.CT2:.CT3])" office:value-type="float" office:value="24.698360895821">
            <text:p>24.6983608958</text:p>
          </table:table-cell>
          <table:table-cell table:formula="of:=SUM([.CU2:.CU3])" office:value-type="float" office:value="24.442160836399">
            <text:p>24.4421608364</text:p>
          </table:table-cell>
          <table:table-cell table:formula="of:=SUM([.CV2:.CV3])" office:value-type="float" office:value="12.895759336394">
            <text:p>12.8957593364</text:p>
          </table:table-cell>
          <table:table-cell table:formula="of:=SUM([.CW2:.CW3])" office:value-type="float" office:value="10.547763626659">
            <text:p>10.5477636267</text:p>
          </table:table-cell>
          <table:table-cell table:formula="of:=SUM([.CX2:.CX3])" office:value-type="float" office:value="0.683450334936">
            <text:p>0.6834503349</text:p>
          </table:table-cell>
          <table:table-cell table:formula="of:=SUM([.CY2:.CY3])" office:value-type="float" office:value="18.797072071749">
            <text:p>18.7970720717</text:p>
          </table:table-cell>
          <table:table-cell table:formula="of:=SUM([.CZ2:.CZ3])" office:value-type="float" office:value="0.720204333938">
            <text:p>0.7202043339</text:p>
          </table:table-cell>
          <table:table-cell table:formula="of:=SUM([.DA2:.DA3])" office:value-type="float" office:value="11.55251850592">
            <text:p>11.5525185059</text:p>
          </table:table-cell>
          <table:table-cell table:formula="of:=SUM([.DB2:.DB3])" office:value-type="float" office:value="0.929908121643">
            <text:p>0.9299081216</text:p>
          </table:table-cell>
          <table:table-cell table:formula="of:=SUM([.DC2:.DC3])" office:value-type="float" office:value="0.650489086918">
            <text:p>0.6504890869</text:p>
          </table:table-cell>
          <table:table-cell table:formula="of:=SUM([.DD2:.DD3])" office:value-type="float" office:value="10.31566504685">
            <text:p>10.3156650469</text:p>
          </table:table-cell>
          <table:table-cell table:formula="of:=SUM([.DE2:.DE3])" office:value-type="float" office:value="23.821556198986">
            <text:p>23.821556199</text:p>
          </table:table-cell>
          <table:table-cell table:formula="of:=SUM([.DF2:.DF3])" office:value-type="float" office:value="22.834339173481">
            <text:p>22.8343391735</text:p>
          </table:table-cell>
          <table:table-cell table:formula="of:=SUM([.DG2:.DG3])" office:value-type="float" office:value="11.480939977875">
            <text:p>11.4809399779</text:p>
          </table:table-cell>
          <table:table-cell table:formula="of:=SUM([.DH2:.DH3])" office:value-type="float" office:value="0.30918312792">
            <text:p>0.3091831279</text:p>
          </table:table-cell>
          <table:table-cell table:formula="of:=SUM([.DI2:.DI3])" office:value-type="float" office:value="32.53133552823">
            <text:p>32.5313355282</text:p>
          </table:table-cell>
          <table:table-cell table:formula="of:=SUM([.DJ2:.DJ3])" office:value-type="float" office:value="-0.68632299633">
            <text:p>-0.6863229963</text:p>
          </table:table-cell>
          <table:table-cell table:formula="of:=SUM([.DK2:.DK3])" office:value-type="float" office:value="12.137971741669">
            <text:p>12.1379717417</text:p>
          </table:table-cell>
          <table:table-cell table:formula="of:=SUM([.DL2:.DL3])" office:value-type="float" office:value="25.27474442975">
            <text:p>25.2747444298</text:p>
          </table:table-cell>
          <table:table-cell table:formula="of:=SUM([.DM2:.DM3])" office:value-type="float" office:value="0.031331638728">
            <text:p>0.0313316387</text:p>
          </table:table-cell>
          <table:table-cell table:formula="of:=SUM([.DN2:.DN3])" office:value-type="float" office:value="9.851869235094">
            <text:p>9.8518692351</text:p>
          </table:table-cell>
          <table:table-cell table:formula="of:=SUM([.DO2:.DO3])" office:value-type="float" office:value="0.5256282032">
            <text:p>0.5256282032</text:p>
          </table:table-cell>
          <table:table-cell table:formula="of:=SUM([.DP2:.DP3])" office:value-type="float" office:value="1.31456216613">
            <text:p>1.3145621661</text:p>
          </table:table-cell>
          <table:table-cell table:formula="of:=SUM([.DQ2:.DQ3])" office:value-type="float" office:value="1.027126437754">
            <text:p>1.0271264378</text:p>
          </table:table-cell>
          <table:table-cell table:formula="of:=SUM([.DR2:.DR3])" office:value-type="float" office:value="0.338269135278">
            <text:p>0.3382691353</text:p>
          </table:table-cell>
          <table:table-cell table:formula="of:=SUM([.DS2:.DS3])" office:value-type="float" office:value="9.8031853688356">
            <text:p>9.8031853688</text:p>
          </table:table-cell>
          <table:table-cell table:formula="of:=SUM([.DT2:.DT3])" office:value-type="float" office:value="18.22124757455">
            <text:p>18.2212475746</text:p>
          </table:table-cell>
          <table:table-cell table:formula="of:=SUM([.DU2:.DU3])" office:value-type="float" office:value="9.551207964235">
            <text:p>9.5512079642</text:p>
          </table:table-cell>
          <table:table-cell table:formula="of:=SUM([.DV2:.DV3])" office:value-type="float" office:value="0.446841176844">
            <text:p>0.4468411768</text:p>
          </table:table-cell>
          <table:table-cell table:formula="of:=SUM([.DW2:.DW3])" office:value-type="float" office:value="18.543293343715">
            <text:p>18.5432933437</text:p>
          </table:table-cell>
          <table:table-cell table:formula="of:=SUM([.DX2:.DX3])" office:value-type="float" office:value="0.37537139010655">
            <text:p>0.3753713901</text:p>
          </table:table-cell>
          <table:table-cell table:formula="of:=SUM([.DY2:.DY3])" office:value-type="float" office:value="35.15609405259">
            <text:p>35.1560940526</text:p>
          </table:table-cell>
          <table:table-cell table:formula="of:=SUM([.DZ2:.DZ3])" office:value-type="float" office:value="0.648952868379">
            <text:p>0.6489528684</text:p>
          </table:table-cell>
          <table:table-cell table:formula="of:=SUM([.EA2:.EA3])" office:value-type="float" office:value="0.30473203874">
            <text:p>0.3047320387</text:p>
          </table:table-cell>
          <table:table-cell table:formula="of:=SUM([.EB2:.EB3])" office:value-type="float" office:value="1.08720925668">
            <text:p>1.0872092567</text:p>
          </table:table-cell>
          <table:table-cell table:formula="of:=SUM([.EC2:.EC3])" office:value-type="float" office:value="0.83222124573">
            <text:p>0.8322212457</text:p>
          </table:table-cell>
          <table:table-cell table:formula="of:=SUM([.ED2:.ED3])" office:value-type="float" office:value="8.55979679903">
            <text:p>8.559796799</text:p>
          </table:table-cell>
          <table:table-cell table:formula="of:=SUM([.EE2:.EE3])" office:value-type="float" office:value="15.0014806048">
            <text:p>15.0014806048</text:p>
          </table:table-cell>
          <table:table-cell table:formula="of:=SUM([.EF2:.EF3])" office:value-type="float" office:value="8.16170888624">
            <text:p>8.1617088862</text:p>
          </table:table-cell>
          <table:table-cell table:formula="of:=SUM([.EG2:.EG3])" office:value-type="float" office:value="24.5905525631">
            <text:p>24.5905525631</text:p>
          </table:table-cell>
          <table:table-cell table:formula="of:=SUM([.EH2:.EH3])" office:value-type="float" office:value="9.87642510193">
            <text:p>9.8764251019</text:p>
          </table:table-cell>
          <table:table-cell table:formula="of:=SUM([.EI2:.EI3])" office:value-type="float" office:value="10.0392377362">
            <text:p>10.0392377362</text:p>
          </table:table-cell>
          <table:table-cell table:formula="of:=SUM([.EJ2:.EJ3])" office:value-type="float" office:value="5.81081431952">
            <text:p>5.8108143195</text:p>
          </table:table-cell>
          <table:table-cell table:formula="of:=SUM([.EK2:.EK3])" office:value-type="float" office:value="5.38515532038">
            <text:p>5.3851553204</text:p>
          </table:table-cell>
          <table:table-cell table:formula="of:=SUM([.EL2:.EL3])" office:value-type="float" office:value="2.75066452011">
            <text:p>2.7506645201</text:p>
          </table:table-cell>
          <table:table-cell table:formula="of:=SUM([.EM2:.EM3])" office:value-type="float" office:value="0.701502978255">
            <text:p>0.7015029783</text:p>
          </table:table-cell>
          <table:table-cell table:formula="of:=SUM([.EN2:.EN3])" office:value-type="float" office:value="0.478188148161">
            <text:p>0.4781881482</text:p>
          </table:table-cell>
          <table:table-cell table:formula="of:=SUM([.EO2:.EO3])" office:value-type="float" office:value="-0.0926898343523">
            <text:p>-0.0926898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8T11:03:27</dc:date>
    <dc:creator>Pablo </dc:creator>
    <meta:document-statistic meta:table-count="1" meta:cell-count="54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9.83cm" svg:height="18.819cm" xlink:href=".." xlink:type="simple" chart:class="chart:line" chart:style-name="ch1">
        <chart:title svg:x="22.107cm" svg:y="0.512cm" chart:style-name="ch2">
          <text:p>Edge Weights by Sequence</text:p>
        </chart:title>
        <chart:legend chart:legend-position="end" svg:x="47.586cm" svg:y="8.861cm" style:legend-expansion="high" chart:style-name="ch3"/>
        <chart:plot-area chart:style-name="ch4" table:cell-range-address="Sheet1.A1:Sheet1.EO3" chart:data-source-has-labels="both" svg:x="2.007cm" svg:y="2.419cm" svg:width="43.587cm" svg:height="15.043cm">
          <chartooo:coordinate-region svg:x="2.628cm" svg:y="2.618cm" svg:width="42.966cm" svg:height="14.645cm"/>
          <chart:axis chart:dimension="x" chart:name="primary-x" chart:style-name="ch5" chartooo:axis-type="auto">
            <chartooo:date-scale/>
            <chart:title svg:x="22.38cm" svg:y="17.838cm" chart:style-name="ch6">
              <text:p>Sequence Number</text:p>
            </chart:title>
            <chart:categories table:cell-range-address="Sheet1.B1:Sheet1.EO1"/>
          </chart:axis>
          <chart:axis chart:dimension="y" chart:name="primary-y" chart:style-name="ch5">
            <chart:title svg:x="0.451cm" svg:y="11.823cm" chart:style-name="ch7">
              <text:p>Hyperconservation Score</text:p>
            </chart:title>
            <chart:grid chart:style-name="ch8" chart:class="major"/>
          </chart:axis>
          <chart:series chart:style-name="ch9" chart:values-cell-range-address="Sheet1.B2:Sheet1.EO2" chart:label-cell-address="Sheet1.A2:Sheet1.A2" chart:class="chart:line">
            <chart:data-point chart:repeated="144"/>
          </chart:series>
          <chart:series chart:style-name="ch10" chart:values-cell-range-address="Sheet1.B3:Sheet1.EO3" chart:label-cell-address="Sheet1.A3:Sheet1.A3" chart:class="chart:line">
            <chart:data-point chart:repeated="1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4"/>
          </table:table-columns>
          <table:table-header-rows>
            <table:table-row>
              <table:table-cell>
                <text:p/>
              </table:table-cell>
              <table:table-cell office:value-type="float" office:value="12">
                <text:p>10</text:p>
                <draw:g>
                  <svg:desc>Sheet1.B1:Sheet1.EO1</svg:desc>
                </draw:g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  <table:table-cell office:value-type="float" office:value="67">
                <text:p>70</text:p>
              </table:table-cell>
              <table:table-cell office:value-type="float" office:value="68">
                <text:p>70</text:p>
              </table:table-cell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0</text:p>
              </table:table-cell>
              <table:table-cell office:value-type="float" office:value="72">
                <text:p>70</text:p>
              </table:table-cell>
              <table:table-cell office:value-type="float" office:value="73">
                <text:p>70</text:p>
              </table:table-cell>
              <table:table-cell office:value-type="float" office:value="74">
                <text:p>70</text:p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3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  <table:table-cell office:value-type="float" office:value="108">
                <text:p>110</text:p>
              </table:table-cell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0</text:p>
              </table:table-cell>
              <table:table-cell office:value-type="float" office:value="112">
                <text:p>110</text:p>
              </table:table-cell>
              <table:table-cell office:value-type="float" office:value="113">
                <text:p>110</text:p>
              </table:table-cell>
              <table:table-cell office:value-type="float" office:value="114">
                <text:p>110</text:p>
              </table:table-cell>
              <table:table-cell office:value-type="float" office:value="115">
                <text:p>120</text:p>
              </table:table-cell>
              <table:table-cell office:value-type="float" office:value="116">
                <text:p>120</text:p>
              </table:table-cell>
              <table:table-cell office:value-type="float" office:value="117">
                <text:p>120</text:p>
              </table:table-cell>
              <table:table-cell office:value-type="float" office:value="118">
                <text:p>120</text:p>
              </table:table-cell>
              <table:table-cell office:value-type="float" office:value="119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0</text:p>
              </table:table-cell>
              <table:table-cell office:value-type="float" office:value="122">
                <text:p>120</text:p>
              </table:table-cell>
              <table:table-cell office:value-type="float" office:value="123">
                <text:p>120</text:p>
              </table:table-cell>
              <table:table-cell office:value-type="float" office:value="124">
                <text:p>120</text:p>
              </table:table-cell>
              <table:table-cell office:value-type="float" office:value="125">
                <text:p>130</text:p>
              </table:table-cell>
              <table:table-cell office:value-type="float" office:value="126">
                <text:p>130</text:p>
              </table:table-cell>
              <table:table-cell office:value-type="float" office:value="127">
                <text:p>130</text:p>
              </table:table-cell>
              <table:table-cell office:value-type="float" office:value="128">
                <text:p>130</text:p>
              </table:table-cell>
              <table:table-cell office:value-type="float" office:value="129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0</text:p>
              </table:table-cell>
              <table:table-cell office:value-type="float" office:value="132">
                <text:p>130</text:p>
              </table:table-cell>
              <table:table-cell office:value-type="float" office:value="133">
                <text:p>130</text:p>
              </table:table-cell>
              <table:table-cell office:value-type="float" office:value="134">
                <text:p>130</text:p>
              </table:table-cell>
              <table:table-cell office:value-type="float" office:value="135">
                <text:p>140</text:p>
              </table:table-cell>
              <table:table-cell office:value-type="float" office:value="136">
                <text:p>140</text:p>
              </table:table-cell>
              <table:table-cell office:value-type="float" office:value="137">
                <text:p>140</text:p>
              </table:table-cell>
              <table:table-cell office:value-type="float" office:value="138">
                <text:p>140</text:p>
              </table:table-cell>
              <table:table-cell office:value-type="float" office:value="139">
                <text:p>1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3EYC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EO2</svg:desc>
                </draw:g>
              </table:table-cell>
              <table:table-cell office:value-type="float" office:value="0.049282103859">
                <text:p>0.049282103859</text:p>
              </table:table-cell>
              <table:table-cell office:value-type="float" office:value="-0.00522424799987">
                <text:p>-0.00522424799987</text:p>
              </table:table-cell>
              <table:table-cell office:value-type="float" office:value="-0.502572074009">
                <text:p>-0.502572074009</text:p>
              </table:table-cell>
              <table:table-cell office:value-type="float" office:value="NaN">
                <text:p>NaN</text:p>
              </table:table-cell>
              <table:table-cell office:value-type="float" office:value="1.49521841121">
                <text:p>1.49521841121</text:p>
              </table:table-cell>
              <table:table-cell office:value-type="float" office:value="12.3347624851">
                <text:p>12.3347624851</text:p>
              </table:table-cell>
              <table:table-cell office:value-type="float" office:value="18.6746518977">
                <text:p>18.6746518977</text:p>
              </table:table-cell>
              <table:table-cell office:value-type="float" office:value="35.7388502403">
                <text:p>35.7388502403</text:p>
              </table:table-cell>
              <table:table-cell office:value-type="float" office:value="19.5011796578">
                <text:p>19.5011796578</text:p>
              </table:table-cell>
              <table:table-cell office:value-type="float" office:value="15.493804486">
                <text:p>15.493804486</text:p>
              </table:table-cell>
              <table:table-cell office:value-type="float" office:value="9.96856334334">
                <text:p>9.96856334334</text:p>
              </table:table-cell>
              <table:table-cell office:value-type="float" office:value="0.393915939224">
                <text:p>0.393915939224</text:p>
              </table:table-cell>
              <table:table-cell office:value-type="float" office:value="0.744385146955">
                <text:p>0.744385146955</text:p>
              </table:table-cell>
              <table:table-cell office:value-type="float" office:value="0.238642251189">
                <text:p>0.238642251189</text:p>
              </table:table-cell>
              <table:table-cell office:value-type="float" office:value="0.441925105281">
                <text:p>0.441925105281</text:p>
              </table:table-cell>
              <table:table-cell office:value-type="float" office:value="1.24192082857">
                <text:p>1.24192082857</text:p>
              </table:table-cell>
              <table:table-cell office:value-type="float" office:value="0.205474823993">
                <text:p>0.205474823993</text:p>
              </table:table-cell>
              <table:table-cell office:value-type="float" office:value="0.217695722743">
                <text:p>0.217695722743</text:p>
              </table:table-cell>
              <table:table-cell office:value-type="float" office:value="-0.164283679428">
                <text:p>-0.164283679428</text:p>
              </table:table-cell>
              <table:table-cell office:value-type="float" office:value="0.109830509458">
                <text:p>0.109830509458</text:p>
              </table:table-cell>
              <table:table-cell office:value-type="float" office:value="15.3619307112">
                <text:p>15.3619307112</text:p>
              </table:table-cell>
              <table:table-cell office:value-type="float" office:value="0.762921149653">
                <text:p>0.762921149653</text:p>
              </table:table-cell>
              <table:table-cell office:value-type="float" office:value="0.693688660762">
                <text:p>0.693688660762</text:p>
              </table:table-cell>
              <table:table-cell office:value-type="float" office:value="25.9674313157">
                <text:p>25.9674313157</text:p>
              </table:table-cell>
              <table:table-cell office:value-type="float" office:value="20.6955678666">
                <text:p>20.6955678666</text:p>
              </table:table-cell>
              <table:table-cell office:value-type="float" office:value="2.99153328242">
                <text:p>2.99153328242</text:p>
              </table:table-cell>
              <table:table-cell office:value-type="float" office:value="1.12402619329">
                <text:p>1.12402619329</text:p>
              </table:table-cell>
              <table:table-cell office:value-type="float" office:value="0.117451377681">
                <text:p>0.117451377681</text:p>
              </table:table-cell>
              <table:table-cell office:value-type="float" office:value="0.799976885373">
                <text:p>0.799976885373</text:p>
              </table:table-cell>
              <table:table-cell office:value-type="float" office:value="0.485737556234">
                <text:p>0.485737556234</text:p>
              </table:table-cell>
              <table:table-cell office:value-type="float" office:value="7.33151262181">
                <text:p>7.33151262181</text:p>
              </table:table-cell>
              <table:table-cell office:value-type="float" office:value="7.49781292537">
                <text:p>7.49781292537</text:p>
              </table:table-cell>
              <table:table-cell office:value-type="float" office:value="-0.176601251064">
                <text:p>-0.176601251064</text:p>
              </table:table-cell>
              <table:table-cell office:value-type="float" office:value="-0.445691987805">
                <text:p>-0.445691987805</text:p>
              </table:table-cell>
              <table:table-cell office:value-type="float" office:value="-0.464515775539">
                <text:p>-0.464515775539</text:p>
              </table:table-cell>
              <table:table-cell office:value-type="float" office:value="7.58640088722">
                <text:p>7.58640088722</text:p>
              </table:table-cell>
              <table:table-cell office:value-type="float" office:value="18.5437822991">
                <text:p>18.5437822991</text:p>
              </table:table-cell>
              <table:table-cell office:value-type="float" office:value="0.995008525911">
                <text:p>0.995008525911</text:p>
              </table:table-cell>
              <table:table-cell office:value-type="float" office:value="0.760739826423">
                <text:p>0.760739826423</text:p>
              </table:table-cell>
              <table:table-cell office:value-type="float" office:value="1.0659531145">
                <text:p>1.0659531145</text:p>
              </table:table-cell>
              <table:table-cell office:value-type="float" office:value="16.1650595492">
                <text:p>16.1650595492</text:p>
              </table:table-cell>
              <table:table-cell office:value-type="float" office:value="16.5596768195">
                <text:p>16.5596768195</text:p>
              </table:table-cell>
              <table:table-cell office:value-type="float" office:value="1.64842823196">
                <text:p>1.64842823196</text:p>
              </table:table-cell>
              <table:table-cell office:value-type="float" office:value="0.497817911599">
                <text:p>0.497817911599</text:p>
              </table:table-cell>
              <table:table-cell office:value-type="float" office:value="0.34862153662">
                <text:p>0.34862153662</text:p>
              </table:table-cell>
              <table:table-cell office:value-type="float" office:value="0.0304217290894">
                <text:p>0.0304217290894</text:p>
              </table:table-cell>
              <table:table-cell office:value-type="float" office:value="-0.476608560872">
                <text:p>-0.476608560872</text:p>
              </table:table-cell>
              <table:table-cell office:value-type="float" office:value="0.12463256915">
                <text:p>0.12463256915</text:p>
              </table:table-cell>
              <table:table-cell office:value-type="float" office:value="0.313819269219">
                <text:p>0.313819269219</text:p>
              </table:table-cell>
              <table:table-cell office:value-type="float" office:value="0.368331395394">
                <text:p>0.368331395394</text:p>
              </table:table-cell>
              <table:table-cell office:value-type="float" office:value="-0.215893126291">
                <text:p>-0.215893126291</text:p>
              </table:table-cell>
              <table:table-cell office:value-type="float" office:value="0.363115286977">
                <text:p>0.363115286977</text:p>
              </table:table-cell>
              <table:table-cell office:value-type="float" office:value="0.255611209113">
                <text:p>0.255611209113</text:p>
              </table:table-cell>
              <table:table-cell office:value-type="float" office:value="0.346317817656">
                <text:p>0.346317817656</text:p>
              </table:table-cell>
              <table:table-cell office:value-type="float" office:value="0.0469117829232">
                <text:p>0.0469117829232</text:p>
              </table:table-cell>
              <table:table-cell office:value-type="float" office:value="12.1924031699">
                <text:p>12.1924031699</text:p>
              </table:table-cell>
              <table:table-cell office:value-type="float" office:value="0.645874528924">
                <text:p>0.645874528924</text:p>
              </table:table-cell>
              <table:table-cell office:value-type="float" office:value="0.0240744182867">
                <text:p>0.0240744182867</text:p>
              </table:table-cell>
              <table:table-cell office:value-type="float" office:value="0.187443449732">
                <text:p>0.187443449732</text:p>
              </table:table-cell>
              <table:table-cell office:value-type="float" office:value="0.0438224479255">
                <text:p>0.0438224479255</text:p>
              </table:table-cell>
              <table:table-cell office:value-type="float" office:value="0.336772701559">
                <text:p>0.336772701559</text:p>
              </table:table-cell>
              <table:table-cell office:value-type="float" office:value="-0.291053985525">
                <text:p>-0.291053985525</text:p>
              </table:table-cell>
              <table:table-cell office:value-type="float" office:value="-0.199532138436">
                <text:p>-0.199532138436</text:p>
              </table:table-cell>
              <table:table-cell office:value-type="float" office:value="14.0847248888">
                <text:p>14.0847248888</text:p>
              </table:table-cell>
              <table:table-cell office:value-type="float" office:value="11.9242836018">
                <text:p>11.9242836018</text:p>
              </table:table-cell>
              <table:table-cell office:value-type="float" office:value="0.985080388266">
                <text:p>0.985080388266</text:p>
              </table:table-cell>
              <table:table-cell office:value-type="float" office:value="0.25191283124">
                <text:p>0.25191283124</text:p>
              </table:table-cell>
              <table:table-cell office:value-type="float" office:value="0.29698317638">
                <text:p>0.29698317638</text:p>
              </table:table-cell>
              <table:table-cell office:value-type="float" office:value="-0.080414396825">
                <text:p>-0.080414396825</text:p>
              </table:table-cell>
              <table:table-cell office:value-type="float" office:value="-0.410386533415">
                <text:p>-0.410386533415</text:p>
              </table:table-cell>
              <table:table-cell office:value-type="float" office:value="-0.331663444239">
                <text:p>-0.331663444239</text:p>
              </table:table-cell>
              <table:table-cell office:value-type="float" office:value="0.491478337782">
                <text:p>0.491478337782</text:p>
              </table:table-cell>
              <table:table-cell office:value-type="float" office:value="14.096458547">
                <text:p>14.096458547</text:p>
              </table:table-cell>
              <table:table-cell office:value-type="float" office:value="30.0716247126">
                <text:p>30.0716247126</text:p>
              </table:table-cell>
              <table:table-cell office:value-type="float" office:value="14.9580284131">
                <text:p>14.9580284131</text:p>
              </table:table-cell>
              <table:table-cell office:value-type="float" office:value="11.2170062811">
                <text:p>11.2170062811</text:p>
              </table:table-cell>
              <table:table-cell office:value-type="float" office:value="-0.072910520424">
                <text:p>-0.072910520424</text:p>
              </table:table-cell>
              <table:table-cell office:value-type="float" office:value="-0.293072274301">
                <text:p>-0.293072274301</text:p>
              </table:table-cell>
              <table:table-cell office:value-type="float" office:value="0.882426798475">
                <text:p>0.882426798475</text:p>
              </table:table-cell>
              <table:table-cell office:value-type="float" office:value="0.346327765708">
                <text:p>0.346327765708</text:p>
              </table:table-cell>
              <table:table-cell office:value-type="float" office:value="25.5798430712">
                <text:p>25.5798430712</text:p>
              </table:table-cell>
              <table:table-cell office:value-type="float" office:value="-0.162623784674">
                <text:p>-0.162623784674</text:p>
              </table:table-cell>
              <table:table-cell office:value-type="float" office:value="0.0324752529091">
                <text:p>0.0324752529091</text:p>
              </table:table-cell>
              <table:table-cell office:value-type="float" office:value="14.0514259505">
                <text:p>14.0514259505</text:p>
              </table:table-cell>
              <table:table-cell office:value-type="float" office:value="0.718854027467">
                <text:p>0.718854027467</text:p>
              </table:table-cell>
              <table:table-cell office:value-type="float" office:value="1.08921387784">
                <text:p>1.08921387784</text:p>
              </table:table-cell>
              <table:table-cell office:value-type="float" office:value="15.9877404044">
                <text:p>15.9877404044</text:p>
              </table:table-cell>
              <table:table-cell office:value-type="float" office:value="35.1978296697">
                <text:p>35.1978296697</text:p>
              </table:table-cell>
              <table:table-cell office:value-type="float" office:value="15.8229644496">
                <text:p>15.8229644496</text:p>
              </table:table-cell>
              <table:table-cell office:value-type="float" office:value="1.03278795112">
                <text:p>1.03278795112</text:p>
              </table:table-cell>
              <table:table-cell office:value-type="float" office:value="-0.452462450391">
                <text:p>-0.452462450391</text:p>
              </table:table-cell>
              <table:table-cell office:value-type="float" office:value="0.0514959969953">
                <text:p>0.0514959969953</text:p>
              </table:table-cell>
              <table:table-cell office:value-type="float" office:value="0.393091579732">
                <text:p>0.393091579732</text:p>
              </table:table-cell>
              <table:table-cell office:value-type="float" office:value="0.0729710813221">
                <text:p>0.0729710813221</text:p>
              </table:table-cell>
              <table:table-cell office:value-type="float" office:value="-0.160943529759">
                <text:p>-0.160943529759</text:p>
              </table:table-cell>
              <table:table-cell office:value-type="float" office:value="0.103054729921">
                <text:p>0.103054729921</text:p>
              </table:table-cell>
              <table:table-cell office:value-type="float" office:value="0.350321458999">
                <text:p>0.350321458999</text:p>
              </table:table-cell>
              <table:table-cell office:value-type="float" office:value="0.787232583694">
                <text:p>0.787232583694</text:p>
              </table:table-cell>
              <table:table-cell office:value-type="float" office:value="10.229482835">
                <text:p>10.229482835</text:p>
              </table:table-cell>
              <table:table-cell office:value-type="float" office:value="0.297801916475">
                <text:p>0.297801916475</text:p>
              </table:table-cell>
              <table:table-cell office:value-type="float" office:value="18.6270352694">
                <text:p>18.6270352694</text:p>
              </table:table-cell>
              <table:table-cell office:value-type="float" office:value="0.550482477114">
                <text:p>0.550482477114</text:p>
              </table:table-cell>
              <table:table-cell office:value-type="float" office:value="11.2590456805">
                <text:p>11.2590456805</text:p>
              </table:table-cell>
              <table:table-cell office:value-type="float" office:value="0.678876944003">
                <text:p>0.678876944003</text:p>
              </table:table-cell>
              <table:table-cell office:value-type="float" office:value="0.644271994161">
                <text:p>0.644271994161</text:p>
              </table:table-cell>
              <table:table-cell office:value-type="float" office:value="0.23238691175">
                <text:p>0.23238691175</text:p>
              </table:table-cell>
              <table:table-cell office:value-type="float" office:value="23.3189605575">
                <text:p>23.3189605575</text:p>
              </table:table-cell>
              <table:table-cell office:value-type="float" office:value="22.9902365784">
                <text:p>22.9902365784</text:p>
              </table:table-cell>
              <table:table-cell office:value-type="float" office:value="11.6120235147">
                <text:p>11.6120235147</text:p>
              </table:table-cell>
              <table:table-cell office:value-type="float" office:value="0.174014066725">
                <text:p>0.174014066725</text:p>
              </table:table-cell>
              <table:table-cell office:value-type="float" office:value="24.2914153472">
                <text:p>24.2914153472</text:p>
              </table:table-cell>
              <table:table-cell office:value-type="float" office:value="-0.215151266728">
                <text:p>-0.215151266728</text:p>
              </table:table-cell>
              <table:table-cell office:value-type="float" office:value="12.6908005718">
                <text:p>12.6908005718</text:p>
              </table:table-cell>
              <table:table-cell office:value-type="float" office:value="24.1491233826">
                <text:p>24.1491233826</text:p>
              </table:table-cell>
              <table:table-cell office:value-type="float" office:value="0.211432776459">
                <text:p>0.211432776459</text:p>
              </table:table-cell>
              <table:table-cell office:value-type="float" office:value="-0.440808331806">
                <text:p>-0.440808331806</text:p>
              </table:table-cell>
              <table:table-cell office:value-type="float" office:value="0.258015367505">
                <text:p>0.258015367505</text:p>
              </table:table-cell>
              <table:table-cell office:value-type="float" office:value="0.868219642622">
                <text:p>0.868219642622</text:p>
              </table:table-cell>
              <table:table-cell office:value-type="float" office:value="0.113013058125">
                <text:p>0.113013058125</text:p>
              </table:table-cell>
              <table:table-cell office:value-type="float" office:value="-0.368955826809">
                <text:p>-0.368955826809</text:p>
              </table:table-cell>
              <table:table-cell office:value-type="float" office:value="0.0297287236056">
                <text:p>0.0297287236056</text:p>
              </table:table-cell>
              <table:table-cell office:value-type="float" office:value="8.27570609175">
                <text:p>8.27570609175</text:p>
              </table:table-cell>
              <table:table-cell office:value-type="float" office:value="-0.408313180495">
                <text:p>-0.408313180495</text:p>
              </table:table-cell>
              <table:table-cell office:value-type="float" office:value="-0.46967724581">
                <text:p>-0.46967724581</text:p>
              </table:table-cell>
              <table:table-cell office:value-type="float" office:value="18.4140981597">
                <text:p>18.4140981597</text:p>
              </table:table-cell>
              <table:table-cell office:value-type="float" office:value="0.00213017432455">
                <text:p>0.00213017432455</text:p>
              </table:table-cell>
              <table:table-cell office:value-type="float" office:value="26.9871182775">
                <text:p>26.9871182775</text:p>
              </table:table-cell>
              <table:table-cell office:value-type="float" office:value="0.648952868379">
                <text:p>0.648952868379</text:p>
              </table:table-cell>
              <table:table-cell office:value-type="float" office:value="0.30473203874">
                <text:p>0.30473203874</text:p>
              </table:table-cell>
              <table:table-cell office:value-type="float" office:value="1.08720925668">
                <text:p>1.08720925668</text:p>
              </table:table-cell>
              <table:table-cell office:value-type="float" office:value="0.83222124573">
                <text:p>0.83222124573</text:p>
              </table:table-cell>
              <table:table-cell office:value-type="float" office:value="8.55979679903">
                <text:p>8.55979679903</text:p>
              </table:table-cell>
              <table:table-cell office:value-type="float" office:value="15.0014806048">
                <text:p>15.0014806048</text:p>
              </table:table-cell>
              <table:table-cell office:value-type="float" office:value="8.16170888624">
                <text:p>8.16170888624</text:p>
              </table:table-cell>
              <table:table-cell office:value-type="float" office:value="24.5905525631">
                <text:p>24.5905525631</text:p>
              </table:table-cell>
              <table:table-cell office:value-type="float" office:value="9.87642510193">
                <text:p>9.87642510193</text:p>
              </table:table-cell>
              <table:table-cell office:value-type="float" office:value="10.0392377362">
                <text:p>10.0392377362</text:p>
              </table:table-cell>
              <table:table-cell office:value-type="float" office:value="5.81081431952">
                <text:p>5.81081431952</text:p>
              </table:table-cell>
              <table:table-cell office:value-type="float" office:value="5.38515532038">
                <text:p>5.38515532038</text:p>
              </table:table-cell>
              <table:table-cell office:value-type="float" office:value="2.75066452011">
                <text:p>2.75066452011</text:p>
              </table:table-cell>
              <table:table-cell office:value-type="float" office:value="0.701502978255">
                <text:p>0.701502978255</text:p>
              </table:table-cell>
              <table:table-cell office:value-type="float" office:value="0.478188148161">
                <text:p>0.478188148161</text:p>
              </table:table-cell>
              <table:table-cell office:value-type="float" office:value="-0.0926898343523">
                <text:p>-0.0926898343523</text:p>
              </table:table-cell>
            </table:table-row>
            <table:table-row>
              <table:table-cell office:value-type="string">
                <text:p>1XKI</text:p>
                <draw:g>
                  <svg:desc>Sheet1.A3:Sheet1.A3</svg:desc>
                </draw:g>
              </table:table-cell>
              <table:table-cell office:value-type="float" office:value="-0.148605357222">
                <text:p>-0.148605357222</text:p>
                <draw:g>
                  <svg:desc>Sheet1.B3:Sheet1.EO3</svg:desc>
                </draw:g>
              </table:table-cell>
              <table:table-cell office:value-type="float" office:value="10.3115928265">
                <text:p>10.3115928265</text:p>
              </table:table-cell>
              <table:table-cell office:value-type="float" office:value="0.0937410018495">
                <text:p>0.0937410018495</text:p>
              </table:table-cell>
              <table:table-cell office:value-type="float" office:value="-0.0317815820149">
                <text:p>-0.0317815820149</text:p>
              </table:table-cell>
              <table:table-cell office:value-type="float" office:value="0.0612979321101">
                <text:p>0.0612979321101</text:p>
              </table:table-cell>
              <table:table-cell office:value-type="float" office:value="42.0750947625">
                <text:p>42.0750947625</text:p>
              </table:table-cell>
              <table:table-cell office:value-type="float" office:value="21.6311002175">
                <text:p>21.6311002175</text:p>
              </table:table-cell>
              <table:table-cell office:value-type="float" office:value="1.49638428921">
                <text:p>1.49638428921</text:p>
              </table:table-cell>
              <table:table-cell office:value-type="float" office:value="25.2050714204">
                <text:p>25.2050714204</text:p>
              </table:table-cell>
              <table:table-cell office:value-type="float" office:value="10.4509723264">
                <text:p>10.4509723264</text:p>
              </table:table-cell>
              <table:table-cell office:value-type="float" office:value="2.19836765832">
                <text:p>2.19836765832</text:p>
              </table:table-cell>
              <table:table-cell office:value-type="float" office:value="9.76018678939">
                <text:p>9.76018678939</text:p>
              </table:table-cell>
              <table:table-cell office:value-type="float" office:value="0.762783617375">
                <text:p>0.762783617375</text:p>
              </table:table-cell>
              <table:table-cell office:value-type="float" office:value="-0.446305983375">
                <text:p>-0.446305983375</text:p>
              </table:table-cell>
              <table:table-cell office:value-type="float" office:value="-0.0831397904269">
                <text:p>-0.0831397904269</text:p>
              </table:table-cell>
              <table:table-cell office:value-type="float" office:value="0.198087235091">
                <text:p>0.198087235091</text:p>
              </table:table-cell>
              <table:table-cell office:value-type="float" office:value="0.688394541468">
                <text:p>0.688394541468</text:p>
              </table:table-cell>
              <table:table-cell office:value-type="float" office:value="14.7944751593">
                <text:p>14.7944751593</text:p>
              </table:table-cell>
              <table:table-cell office:value-type="float" office:value="8.47886893547">
                <text:p>8.47886893547</text:p>
              </table:table-cell>
              <table:table-cell office:value-type="float" office:value="8.26653845202">
                <text:p>8.26653845202</text:p>
              </table:table-cell>
              <table:table-cell office:value-type="float" office:value="14.4324204102">
                <text:p>14.4324204102</text:p>
              </table:table-cell>
              <table:table-cell office:value-type="float" office:value="0.389648768508">
                <text:p>0.389648768508</text:p>
              </table:table-cell>
              <table:table-cell office:value-type="float" office:value="24.9857443547">
                <text:p>24.9857443547</text:p>
              </table:table-cell>
              <table:table-cell office:value-type="float" office:value="0.150713373345">
                <text:p>0.150713373345</text:p>
              </table:table-cell>
              <table:table-cell office:value-type="float" office:value="3.46271834714">
                <text:p>3.46271834714</text:p>
              </table:table-cell>
              <table:table-cell office:value-type="float" office:value="3.45338468604">
                <text:p>3.45338468604</text:p>
              </table:table-cell>
              <table:table-cell office:value-type="float" office:value="-0.272633273573">
                <text:p>-0.272633273573</text:p>
              </table:table-cell>
              <table:table-cell office:value-type="float" office:value="-0.329689311484">
                <text:p>-0.329689311484</text:p>
              </table:table-cell>
              <table:table-cell office:value-type="float" office:value="-0.493197594389">
                <text:p>-0.493197594389</text:p>
              </table:table-cell>
              <table:table-cell office:value-type="float" office:value="15.9965207877">
                <text:p>15.9965207877</text:p>
              </table:table-cell>
              <table:table-cell office:value-type="float" office:value="14.43695981">
                <text:p>14.43695981</text:p>
              </table:table-cell>
              <table:table-cell office:value-type="float" office:value="0.816341387992">
                <text:p>0.816341387992</text:p>
              </table:table-cell>
              <table:table-cell office:value-type="float" office:value="0.610639410259">
                <text:p>0.610639410259</text:p>
              </table:table-cell>
              <table:table-cell office:value-type="float" office:value="14.7934070564">
                <text:p>14.7934070564</text:p>
              </table:table-cell>
              <table:table-cell office:value-type="float" office:value="15.1454056477">
                <text:p>15.1454056477</text:p>
              </table:table-cell>
              <table:table-cell office:value-type="float" office:value="14.8408813234">
                <text:p>14.8408813234</text:p>
              </table:table-cell>
              <table:table-cell office:value-type="float" office:value="14.6972106198">
                <text:p>14.6972106198</text:p>
              </table:table-cell>
              <table:table-cell office:value-type="float" office:value="-0.376991992588">
                <text:p>-0.376991992588</text:p>
              </table:table-cell>
              <table:table-cell office:value-type="float" office:value="-0.0239632944011">
                <text:p>-0.0239632944011</text:p>
              </table:table-cell>
              <table:table-cell office:value-type="float" office:value="-0.00369964808925">
                <text:p>-0.00369964808925</text:p>
              </table:table-cell>
              <table:table-cell office:value-type="float" office:value="-0.0396527029771">
                <text:p>-0.0396527029771</text:p>
              </table:table-cell>
              <table:table-cell office:value-type="float" office:value="0.838051953668">
                <text:p>0.838051953668</text:p>
              </table:table-cell>
              <table:table-cell office:value-type="float" office:value="14.0249416748">
                <text:p>14.0249416748</text:p>
              </table:table-cell>
              <table:table-cell office:value-type="float" office:value="14.0966018291">
                <text:p>14.0966018291</text:p>
              </table:table-cell>
              <table:table-cell office:value-type="float" office:value="13.9177119664">
                <text:p>13.9177119664</text:p>
              </table:table-cell>
              <table:table-cell office:value-type="float" office:value="0.11796756964">
                <text:p>0.11796756964</text:p>
              </table:table-cell>
              <table:table-cell office:value-type="float" office:value="12.034989874">
                <text:p>12.034989874</text:p>
              </table:table-cell>
              <table:table-cell office:value-type="float" office:value="12.916712242">
                <text:p>12.916712242</text:p>
              </table:table-cell>
              <table:table-cell office:value-type="float" office:value="12.4735441826">
                <text:p>12.4735441826</text:p>
              </table:table-cell>
              <table:table-cell office:value-type="float" office:value="19.7800309415">
                <text:p>19.7800309415</text:p>
              </table:table-cell>
              <table:table-cell office:value-type="float" office:value="19.2292564449">
                <text:p>19.2292564449</text:p>
              </table:table-cell>
              <table:table-cell office:value-type="float" office:value="0.00149594281643">
                <text:p>0.00149594281643</text:p>
              </table:table-cell>
              <table:table-cell office:value-type="float" office:value="9.38020884143">
                <text:p>9.38020884143</text:p>
              </table:table-cell>
              <table:table-cell office:value-type="float" office:value="0.00586076369448">
                <text:p>0.00586076369448</text:p>
              </table:table-cell>
              <table:table-cell office:value-type="float" office:value="-0.182228882986">
                <text:p>-0.182228882986</text:p>
              </table:table-cell>
              <table:table-cell office:value-type="float" office:value="29.9679338408">
                <text:p>29.9679338408</text:p>
              </table:table-cell>
              <table:table-cell office:value-type="float" office:value="10.3505607718">
                <text:p>10.3505607718</text:p>
              </table:table-cell>
              <table:table-cell office:value-type="float" office:value="1.49404243747">
                <text:p>1.49404243747</text:p>
              </table:table-cell>
              <table:table-cell office:value-type="float" office:value="0.296718292562">
                <text:p>0.296718292562</text:p>
              </table:table-cell>
              <table:table-cell office:value-type="float" office:value="0.0751286856331">
                <text:p>0.0751286856331</text:p>
              </table:table-cell>
              <table:table-cell office:value-type="float" office:value="-0.220835264089">
                <text:p>-0.220835264089</text:p>
              </table:table-cell>
              <table:table-cell office:value-type="float" office:value="-0.294006253705">
                <text:p>-0.294006253705</text:p>
              </table:table-cell>
              <table:table-cell office:value-type="float" office:value="-0.335644179123">
                <text:p>-0.335644179123</text:p>
              </table:table-cell>
              <table:table-cell office:value-type="float" office:value="0.570221540465">
                <text:p>0.570221540465</text:p>
              </table:table-cell>
              <table:table-cell office:value-type="float" office:value="11.1551941502">
                <text:p>11.1551941502</text:p>
              </table:table-cell>
              <table:table-cell office:value-type="float" office:value="11.3005618698">
                <text:p>11.3005618698</text:p>
              </table:table-cell>
              <table:table-cell office:value-type="float" office:value="10.7193452128">
                <text:p>10.7193452128</text:p>
              </table:table-cell>
              <table:table-cell office:value-type="float" office:value="10.7916955853">
                <text:p>10.7916955853</text:p>
              </table:table-cell>
              <table:table-cell office:value-type="float" office:value="0.100711573628">
                <text:p>0.100711573628</text:p>
              </table:table-cell>
              <table:table-cell office:value-type="float" office:value="-0.135769059381">
                <text:p>-0.135769059381</text:p>
              </table:table-cell>
              <table:table-cell office:value-type="float" office:value="10.6591081205">
                <text:p>10.6591081205</text:p>
              </table:table-cell>
              <table:table-cell office:value-type="float" office:value="9.89872666343">
                <text:p>9.89872666343</text:p>
              </table:table-cell>
              <table:table-cell office:value-type="float" office:value="10.1866096036">
                <text:p>10.1866096036</text:p>
              </table:table-cell>
              <table:table-cell office:value-type="float" office:value="-0.181210337016">
                <text:p>-0.181210337016</text:p>
              </table:table-cell>
              <table:table-cell office:value-type="float" office:value="0.429382915203">
                <text:p>0.429382915203</text:p>
              </table:table-cell>
              <table:table-cell office:value-type="float" office:value="18.2576406127">
                <text:p>18.2576406127</text:p>
              </table:table-cell>
              <table:table-cell office:value-type="float" office:value="19.7917414212">
                <text:p>19.7917414212</text:p>
              </table:table-cell>
              <table:table-cell office:value-type="float" office:value="0.202891379186">
                <text:p>0.202891379186</text:p>
              </table:table-cell>
              <table:table-cell office:value-type="float" office:value="24.7661490618">
                <text:p>24.7661490618</text:p>
              </table:table-cell>
              <table:table-cell office:value-type="float" office:value="3.24897855233">
                <text:p>3.24897855233</text:p>
              </table:table-cell>
              <table:table-cell office:value-type="float" office:value="0.379568655667">
                <text:p>0.379568655667</text:p>
              </table:table-cell>
              <table:table-cell office:value-type="float" office:value="0.48009493703">
                <text:p>0.48009493703</text:p>
              </table:table-cell>
              <table:table-cell office:value-type="float" office:value="-0.407693370969">
                <text:p>-0.407693370969</text:p>
              </table:table-cell>
              <table:table-cell office:value-type="float" office:value="-0.441054580513">
                <text:p>-0.441054580513</text:p>
              </table:table-cell>
              <table:table-cell office:value-type="float" office:value="-0.511189366495">
                <text:p>-0.511189366495</text:p>
              </table:table-cell>
              <table:table-cell office:value-type="float" office:value="0.00418024762448">
                <text:p>0.00418024762448</text:p>
              </table:table-cell>
              <table:table-cell office:value-type="float" office:value="-0.410701448079">
                <text:p>-0.410701448079</text:p>
              </table:table-cell>
              <table:table-cell office:value-type="float" office:value="0.00265645920211">
                <text:p>0.00265645920211</text:p>
              </table:table-cell>
              <table:table-cell office:value-type="float" office:value="1.25008640889">
                <text:p>1.25008640889</text:p>
              </table:table-cell>
              <table:table-cell office:value-type="float" office:value="0.675652380873">
                <text:p>0.675652380873</text:p>
              </table:table-cell>
              <table:table-cell office:value-type="float" office:value="9.09719326417">
                <text:p>9.09719326417</text:p>
              </table:table-cell>
              <table:table-cell office:value-type="float" office:value="0.226733412904">
                <text:p>0.226733412904</text:p>
              </table:table-cell>
              <table:table-cell office:value-type="float" office:value="0.511579282835">
                <text:p>0.511579282835</text:p>
              </table:table-cell>
              <table:table-cell office:value-type="float" office:value="28.2009472838">
                <text:p>28.2009472838</text:p>
              </table:table-cell>
              <table:table-cell office:value-type="float" office:value="8.99484753971">
                <text:p>8.99484753971</text:p>
              </table:table-cell>
              <table:table-cell office:value-type="float" office:value="0.19921531531">
                <text:p>0.19921531531</text:p>
              </table:table-cell>
              <table:table-cell office:value-type="float" office:value="24.5953061659">
                <text:p>24.5953061659</text:p>
              </table:table-cell>
              <table:table-cell office:value-type="float" office:value="24.0918393774">
                <text:p>24.0918393774</text:p>
              </table:table-cell>
              <table:table-cell office:value-type="float" office:value="12.1085267527">
                <text:p>12.1085267527</text:p>
              </table:table-cell>
              <table:table-cell office:value-type="float" office:value="0.318280791659">
                <text:p>0.318280791659</text:p>
              </table:table-cell>
              <table:table-cell office:value-type="float" office:value="0.385648418461">
                <text:p>0.385648418461</text:p>
              </table:table-cell>
              <table:table-cell office:value-type="float" office:value="0.170036802349">
                <text:p>0.170036802349</text:p>
              </table:table-cell>
              <table:table-cell office:value-type="float" office:value="0.169721856824">
                <text:p>0.169721856824</text:p>
              </table:table-cell>
              <table:table-cell office:value-type="float" office:value="0.29347282542">
                <text:p>0.29347282542</text:p>
              </table:table-cell>
              <table:table-cell office:value-type="float" office:value="0.25103117764">
                <text:p>0.25103117764</text:p>
              </table:table-cell>
              <table:table-cell office:value-type="float" office:value="0.006217092757">
                <text:p>0.006217092757</text:p>
              </table:table-cell>
              <table:table-cell office:value-type="float" office:value="10.0832781351">
                <text:p>10.0832781351</text:p>
              </table:table-cell>
              <table:table-cell office:value-type="float" office:value="0.502595641486">
                <text:p>0.502595641486</text:p>
              </table:table-cell>
              <table:table-cell office:value-type="float" office:value="-0.155897404919">
                <text:p>-0.155897404919</text:p>
              </table:table-cell>
              <table:table-cell office:value-type="float" office:value="-0.131083536825">
                <text:p>-0.131083536825</text:p>
              </table:table-cell>
              <table:table-cell office:value-type="float" office:value="0.135169061195">
                <text:p>0.135169061195</text:p>
              </table:table-cell>
              <table:table-cell office:value-type="float" office:value="8.23992018103">
                <text:p>8.23992018103</text:p>
              </table:table-cell>
              <table:table-cell office:value-type="float" office:value="-0.471171729602">
                <text:p>-0.471171729602</text:p>
              </table:table-cell>
              <table:table-cell office:value-type="float" office:value="-0.552828830131">
                <text:p>-0.552828830131</text:p>
              </table:table-cell>
              <table:table-cell office:value-type="float" office:value="1.12562104715">
                <text:p>1.12562104715</text:p>
              </table:table-cell>
              <table:table-cell office:value-type="float" office:value="-0.180101137731">
                <text:p>-0.180101137731</text:p>
              </table:table-cell>
              <table:table-cell office:value-type="float" office:value="10.2926775669">
                <text:p>10.2926775669</text:p>
              </table:table-cell>
              <table:table-cell office:value-type="float" office:value="0.267612835695">
                <text:p>0.267612835695</text:p>
              </table:table-cell>
              <table:table-cell office:value-type="float" office:value="0.446342523508">
                <text:p>0.446342523508</text:p>
              </table:table-cell>
              <table:table-cell office:value-type="float" office:value="0.914113379629">
                <text:p>0.914113379629</text:p>
              </table:table-cell>
              <table:table-cell office:value-type="float" office:value="0.707224962087">
                <text:p>0.707224962087</text:p>
              </table:table-cell>
              <table:table-cell office:value-type="float" office:value="9.77345664523">
                <text:p>9.77345664523</text:p>
              </table:table-cell>
              <table:table-cell office:value-type="float" office:value="9.9455414828">
                <text:p>9.9455414828</text:p>
              </table:table-cell>
              <table:table-cell office:value-type="float" office:value="9.95952114473">
                <text:p>9.95952114473</text:p>
              </table:table-cell>
              <table:table-cell office:value-type="float" office:value="0.916518422654">
                <text:p>0.916518422654</text:p>
              </table:table-cell>
              <table:table-cell office:value-type="float" office:value="0.129195184015">
                <text:p>0.129195184015</text:p>
              </table:table-cell>
              <table:table-cell office:value-type="float" office:value="0.373241215782">
                <text:p>0.373241215782</text:p>
              </table:table-cell>
              <table:table-cell office:value-type="float" office:value="8.16897577509">
                <text:p>8.16897577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